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7.99pt"/>
    </style:style>
    <style:style style:name="co9" style:family="table-column">
      <style:table-column-properties fo:break-before="auto" style:column-width="116.19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173.65pt"/>
    </style:style>
    <style:style style:name="co12" style:family="table-column">
      <style:table-column-properties fo:break-before="auto" style:column-width="96.01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49.49pt"/>
    </style:style>
    <style:style style:name="co15" style:family="table-column">
      <style:table-column-properties fo:break-before="auto" style:column-width="31.66pt"/>
    </style:style>
    <style:style style:name="co16" style:family="table-column">
      <style:table-column-properties fo:break-before="auto" style:column-width="130.4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60.94pt"/>
    </style:style>
    <style:style style:name="co19" style:family="table-column">
      <style:table-column-properties fo:break-before="auto" style:column-width="89.49pt"/>
    </style:style>
    <style:style style:name="co20" style:family="table-column">
      <style:table-column-properties fo:break-before="auto" style:column-width="114.24pt"/>
    </style:style>
    <style:style style:name="co21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52.44pt"/>
    </style:style>
    <style:style style:name="co23" style:family="table-column">
      <style:table-column-properties fo:break-before="auto" style:column-width="63.3pt"/>
    </style:style>
    <style:style style:name="co24" style:family="table-column">
      <style:table-column-properties fo:break-before="auto" style:column-width="74.1pt"/>
    </style:style>
    <style:style style:name="co25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 Narrow"/>
    </style:style>
    <style:style style:name="ce4" style:family="table-cell" style:parent-style-name="Default">
      <style:text-properties style:font-name="Liberation Sans Narrow"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" style:family="table-cell" style:parent-style-name="Default">
      <style:text-properties style:font-name="Liberation Sans Narrow" fo:font-size="10pt" style:font-size-asian="10pt" style:font-size-complex="10pt"/>
    </style:style>
    <style:style style:name="ce7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 Narrow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k_csh_ctdp_dubio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number-columns-repeated="3" table:default-cell-style-name="Default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dgC <text:s/>0.01 <text:s text:c="2"/>25.0 <text:s text:c="2"/>50.0 <text:s/>75.0 <text:s/>100.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Pbar <text:s/>1.00 <text:s text:c="2"/>1.00 <text:s text:c="2"/>1.00 <text:s/>1.00 <text:s/>1.00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ND TP.TABLE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FORM</text:p>
          </table:table-cell>
          <table:table-cell table:style-name="ce1" office:value-type="string" calcext:value-type="string">
            <text:p>PARAMETERS</text:p>
          </table:table-cell>
          <table:table-cell/>
          <table:table-cell table:style-name="ce1"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4"/>
          <table:table-cell table:style-name="Default"/>
          <table:table-cell table:number-columns-repeated="1018"/>
        </table:table-row>
      </table:table>
      <table:table table:name="logk_TDDEM" table:style-name="ta1">
        <table:table-column table:style-name="co7" table:number-columns-repeated="1024" table:default-cell-style-name="ce3"/>
        <table:table-row table:style-name="ro1">
          <table:table-cell office:value-type="string" calcext:value-type="string">
            <text:p>!CSH-TDDE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4" office:value-type="float" office:value="1.013" calcext:value-type="float">
            <text:p>1.013</text:p>
          </table:table-cell>
          <table:table-cell office:value-type="float" office:value="4.757" calcext:value-type="float">
            <text:p>4.757</text:p>
          </table:table-cell>
          <table:table-cell office:value-type="float" office:value="15.537" calcext:value-type="float">
            <text:p>15.537</text:p>
          </table:table-cell>
          <table:table-cell office:value-type="float" office:value="39.736" calcext:value-type="float">
            <text:p>39.736</text:p>
          </table:table-cell>
          <table:table-cell office:value-type="float" office:value="85.838" calcext:value-type="float">
            <text:p>85.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P.T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ECIES</text:p>
          </table:table-cell>
          <table:table-cell office:value-type="string" calcext:value-type="string">
            <text:p>LOG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C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!</text:p>
          </table:table-cell>
          <table:table-cell table:number-columns-repeated="4" office:value-type="string" calcext:value-type="string">
            <text:p>!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table:style-name="ce4"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table:style-name="ce4"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table:style-name="ce4"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table:style-name="ce4"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137.34" calcext:value-type="float">
            <text:p>137.34</text:p>
          </table:table-cell>
          <table:table-cell office:value-type="float" office:value="-24.328" calcext:value-type="float">
            <text:p>-24.328</text:p>
          </table:table-cell>
          <table:table-cell table:style-name="ce4" office:value-type="float" office:value="-22.338" calcext:value-type="float">
            <text:p>-22.338</text:p>
          </table:table-cell>
          <table:table-cell office:value-type="float" office:value="-20.111" calcext:value-type="float">
            <text:p>-20.111</text:p>
          </table:table-cell>
          <table:table-cell office:value-type="float" office:value="-18.145" calcext:value-type="float">
            <text:p>-18.145</text:p>
          </table:table-cell>
          <table:table-cell office:value-type="float" office:value="-16.279" calcext:value-type="float">
            <text:p>-16.279</text:p>
          </table:table-cell>
          <table:table-cell office:value-type="float" office:value="-14.843" calcext:value-type="float">
            <text:p>-14.843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2.632" calcext:value-type="float">
            <text:p>-12.6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table:style-name="ce4"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table:style-name="ce4"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O(H2O)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table:style-name="ce4"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CaO)5(SiO2)6(H2O)11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table:style-name="ce4"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CaO)5(SiO2)6(H2O)21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table:style-name="ce4"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table:style-name="ce4"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O(SiO2)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table:style-name="ce4"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-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table:style-name="ce4"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-b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table:style-name="ce4"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silica-am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table:style-name="ce4"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table:style-name="ce4"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office:value-type="float" office:value="3.079" calcext:value-type="float">
            <text:p>3.079</text:p>
          </table:table-cell>
          <table:table-cell table:style-name="ce4" office:value-type="float" office:value="3.079" calcext:value-type="float">
            <text:p>3.079</text:p>
          </table:table-cell>
          <table:table-cell table:number-columns-repeated="6" office:value-type="float" office:value="3.079" calcext:value-type="float">
            <text:p>3.0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k_csh_blanc.dtb" table:style-name="ta1">
        <table:table-column table:style-name="co8" table:number-columns-repeated="3" table:default-cell-style-name="ce6"/>
        <table:table-column table:style-name="co9" table:default-cell-style-name="ce6"/>
        <table:table-column table:style-name="co8" table:number-columns-repeated="252" table:default-cell-style-name="ce6"/>
        <table:table-column table:style-name="co7" table:number-columns-repeated="768" table:default-cell-style-name="ce6"/>
        <table:table-row table:style-name="ro1">
          <table:table-cell table:style-name="ce5" office:value-type="string" calcext:value-type="string">
            <text:p>! logk_csh_blanc.dtb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TP.TABLE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TdgC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5" office:value-type="string" calcext:value-type="string">
            <text:p>Pbar</text:p>
          </table:table-cell>
          <table:table-cell table:number-columns-repeated="5" table:style-name="ce5" office:value-type="float" office:value="1.01325" calcext:value-type="float">
            <text:p>1.01325</text:p>
          </table:table-cell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SPECIES LOGK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!!</text:p>
          </table:table-cell>
          <table:table-cell table:number-columns-repeated="4" table:style-name="ce5" office:value-type="string" calcext:value-type="string">
            <text:p>!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HAAR_etal</text:p>
          </table:table-cell>
          <table:table-cell table:style-name="ce5" office:value-type="string" calcext:value-type="string">
            <text:p>H2O</text:p>
          </table:table-cell>
          <table:table-cell table:style-name="ce5" office:value-type="string" calcext:value-type="string">
            <text:p>H(2)O(1)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28</text:p>
          </table:table-cell>
          <table:table-cell table:style-name="ce5" office:value-type="string" calcext:value-type="string">
            <text:p>CA+2</text:p>
          </table:table-cell>
          <table:table-cell table:style-name="ce5" office:value-type="string" calcext:value-type="string">
            <text:p>CA(1)+(2)</text:p>
          </table:table-cell>
          <table:table-cell table:style-name="ce5" office:value-type="float" office:value="4.3" calcext:value-type="float">
            <text:p>4.3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53</text:p>
          </table:table-cell>
          <table:table-cell table:style-name="ce5" office:value-type="string" calcext:value-type="string">
            <text:p>H+</text:p>
          </table:table-cell>
          <table:table-cell table:style-name="ce5" office:value-type="string" calcext:value-type="string">
            <text:p>H(1)+(1)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167</text:p>
          </table:table-cell>
          <table:table-cell table:style-name="ce5" office:value-type="string" calcext:value-type="string">
            <text:p>SIO2(AQ)</text:p>
          </table:table-cell>
          <table:table-cell table:style-name="ce5" office:value-type="string" calcext:value-type="string">
            <text:p>SI(1)O(2)+(0)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21</text:p>
          </table:table-cell>
          <table:table-cell table:style-name="ce5" office:value-type="string" calcext:value-type="string">
            <text:p>CAOH+</text:p>
          </table:table-cell>
          <table:table-cell table:style-name="ce5" office:value-type="string" calcext:value-type="string">
            <text:p>CA(1)O(1)H(1)+(1)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-14.084964" calcext:value-type="float">
            <text:p>-14.084964</text:p>
          </table:table-cell>
          <table:table-cell table:style-name="ce5" office:value-type="float" office:value="-12.833171" calcext:value-type="float">
            <text:p>-12.833171</text:p>
          </table:table-cell>
          <table:table-cell table:style-name="ce5" office:value-type="float" office:value="-11.787525" calcext:value-type="float">
            <text:p>-11.787525</text:p>
          </table:table-cell>
          <table:table-cell table:style-name="ce5" office:value-type="float" office:value="-10.901978" calcext:value-type="float">
            <text:p>-10.901978</text:p>
          </table:table-cell>
          <table:table-cell table:style-name="ce5" office:value-type="float" office:value="-10.142207" calcext:value-type="float">
            <text:p>-10.142207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073</text:p>
          </table:table-cell>
          <table:table-cell table:style-name="ce5" office:value-type="string" calcext:value-type="string">
            <text:p>HSIO3-</text:p>
          </table:table-cell>
          <table:table-cell table:style-name="ce5" office:value-type="string" calcext:value-type="string">
            <text:p>H(1)SI(1)O(3)-(1)</text:p>
          </table:table-cell>
          <table:table-cell table:style-name="ce5" office:value-type="float" office:value="3.5" calcext:value-type="float">
            <text:p>3.5</text:p>
          </table:table-cell>
          <table:table-cell table:style-name="ce5" office:value-type="float" office:value="-9.8104577" calcext:value-type="float">
            <text:p>-9.8104577</text:p>
          </table:table-cell>
          <table:table-cell table:style-name="ce5" office:value-type="float" office:value="-9.5852441" calcext:value-type="float">
            <text:p>-9.5852441</text:p>
          </table:table-cell>
          <table:table-cell table:style-name="ce5" office:value-type="float" office:value="-9.3320116" calcext:value-type="float">
            <text:p>-9.3320116</text:p>
          </table:table-cell>
          <table:table-cell table:style-name="ce5" office:value-type="float" office:value="-9.1185327" calcext:value-type="float">
            <text:p>-9.1185327</text:p>
          </table:table-cell>
          <table:table-cell table:style-name="ce5" office:value-type="float" office:value="-8.9595454" calcext:value-type="float">
            <text:p>-8.959545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137</text:p>
          </table:table-cell>
          <table:table-cell table:style-name="ce5" office:value-type="string" calcext:value-type="string">
            <text:p>OH-</text:p>
          </table:table-cell>
          <table:table-cell table:style-name="ce5" office:value-type="string" calcext:value-type="string">
            <text:p>O(1)H(1)-(1)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-14.939729" calcext:value-type="float">
            <text:p>-14.939729</text:p>
          </table:table-cell>
          <table:table-cell table:style-name="ce5" office:value-type="float" office:value="-13.994976" calcext:value-type="float">
            <text:p>-13.994976</text:p>
          </table:table-cell>
          <table:table-cell table:style-name="ce5" office:value-type="float" office:value="-13.270609" calcext:value-type="float">
            <text:p>-13.270609</text:p>
          </table:table-cell>
          <table:table-cell table:style-name="ce5" office:value-type="float" office:value="-12.70284" calcext:value-type="float">
            <text:p>-12.70284</text:p>
          </table:table-cell>
          <table:table-cell table:style-name="ce5" office:value-type="float" office:value="-12.255012" calcext:value-type="float">
            <text:p>-12.25501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QU</text:p>
          </table:table-cell>
          <table:table-cell table:style-name="ce5" office:value-type="string" calcext:value-type="string">
            <text:p>SLOP98_0262</text:p>
          </table:table-cell>
          <table:table-cell table:style-name="ce5" office:value-type="string" calcext:value-type="string">
            <text:p>CA(HSIO3)+</text:p>
          </table:table-cell>
          <table:table-cell table:style-name="ce5" office:value-type="string" calcext:value-type="string">
            <text:p>CA(1)H(1)SI(1)O(3)+(1)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-8.7774294" calcext:value-type="float">
            <text:p>-8.7774294</text:p>
          </table:table-cell>
          <table:table-cell table:style-name="ce5" office:value-type="float" office:value="-8.5751702" calcext:value-type="float">
            <text:p>-8.5751702</text:p>
          </table:table-cell>
          <table:table-cell table:style-name="ce5" office:value-type="float" office:value="-8.2509748" calcext:value-type="float">
            <text:p>-8.2509748</text:p>
          </table:table-cell>
          <table:table-cell table:style-name="ce5" office:value-type="float" office:value="-7.9140809" calcext:value-type="float">
            <text:p>-7.9140809</text:p>
          </table:table-cell>
          <table:table-cell table:style-name="ce5" office:value-type="float" office:value="-7.5962674" calcext:value-type="float">
            <text:p>-7.596267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1</text:p>
          </table:table-cell>
          <table:table-cell table:style-name="ce5" office:value-type="string" calcext:value-type="string">
            <text:p>GYROLITE</text:p>
          </table:table-cell>
          <table:table-cell table:style-name="ce5" office:value-type="string" calcext:value-type="string">
            <text:p>O(21)H(10)CA(4)SI(6)/(2)</text:p>
          </table:table-cell>
          <table:table-cell table:style-name="ce5" office:value-type="float" office:value="245.69717" calcext:value-type="float">
            <text:p>245.69717</text:p>
          </table:table-cell>
          <table:table-cell table:style-name="ce5" office:value-type="float" office:value="-22.664269" calcext:value-type="float">
            <text:p>-22.664269</text:p>
          </table:table-cell>
          <table:table-cell table:style-name="ce5" office:value-type="float" office:value="-21.556946" calcext:value-type="float">
            <text:p>-21.556946</text:p>
          </table:table-cell>
          <table:table-cell table:style-name="ce5" office:value-type="float" office:value="-20.242608" calcext:value-type="float">
            <text:p>-20.242608</text:p>
          </table:table-cell>
          <table:table-cell table:style-name="ce5" office:value-type="float" office:value="-18.991392" calcext:value-type="float">
            <text:p>-18.991392</text:p>
          </table:table-cell>
          <table:table-cell table:style-name="ce5" office:value-type="float" office:value="-17.867664" calcext:value-type="float">
            <text:p>-17.86766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2</text:p>
          </table:table-cell>
          <table:table-cell table:style-name="ce5" office:value-type="string" calcext:value-type="string">
            <text:p>XONOTLITE</text:p>
          </table:table-cell>
          <table:table-cell table:style-name="ce5" office:value-type="string" calcext:value-type="string">
            <text:p>O(19)H(2)CA(6)SI(6)</text:p>
          </table:table-cell>
          <table:table-cell table:style-name="ce5" office:value-type="float" office:value="278.30868" calcext:value-type="float">
            <text:p>278.30868</text:p>
          </table:table-cell>
          <table:table-cell table:style-name="ce5" office:value-type="float" office:value="-97.186786" calcext:value-type="float">
            <text:p>-97.186786</text:p>
          </table:table-cell>
          <table:table-cell table:style-name="ce5" office:value-type="float" office:value="-89.753839" calcext:value-type="float">
            <text:p>-89.753839</text:p>
          </table:table-cell>
          <table:table-cell table:style-name="ce5" office:value-type="float" office:value="-82.646452" calcext:value-type="float">
            <text:p>-82.646452</text:p>
          </table:table-cell>
          <table:table-cell table:style-name="ce5" office:value-type="float" office:value="-76.255861" calcext:value-type="float">
            <text:p>-76.255861</text:p>
          </table:table-cell>
          <table:table-cell table:style-name="ce5" office:value-type="float" office:value="-70.593455" calcext:value-type="float">
            <text:p>-70.59345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3</text:p>
          </table:table-cell>
          <table:table-cell table:style-name="ce5" office:value-type="string" calcext:value-type="string">
            <text:p>TOBERMORITE-14A</text:p>
          </table:table-cell>
          <table:table-cell table:style-name="ce5" office:value-type="string" calcext:value-type="string">
            <text:p>O(55)H(42)CA(10)SI(12)/(2)</text:p>
          </table:table-cell>
          <table:table-cell table:style-name="ce5" office:value-type="float" office:value="236.27683" calcext:value-type="float">
            <text:p>236.27683</text:p>
          </table:table-cell>
          <table:table-cell table:style-name="ce5" office:value-type="float" office:value="-64.651801" calcext:value-type="float">
            <text:p>-64.651801</text:p>
          </table:table-cell>
          <table:table-cell table:style-name="ce5" office:value-type="float" office:value="-61.415046" calcext:value-type="float">
            <text:p>-61.415046</text:p>
          </table:table-cell>
          <table:table-cell table:style-name="ce5" office:value-type="float" office:value="-57.967801" calcext:value-type="float">
            <text:p>-57.967801</text:p>
          </table:table-cell>
          <table:table-cell table:style-name="ce5" office:value-type="float" office:value="-54.805368" calcext:value-type="float">
            <text:p>-54.805368</text:p>
          </table:table-cell>
          <table:table-cell table:style-name="ce5" office:value-type="float" office:value="-52.021075" calcext:value-type="float">
            <text:p>-52.02107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4</text:p>
          </table:table-cell>
          <table:table-cell table:style-name="ce5" office:value-type="string" calcext:value-type="string">
            <text:p>TOBERMORITE-11A</text:p>
          </table:table-cell>
          <table:table-cell table:style-name="ce5" office:value-type="string" calcext:value-type="string">
            <text:p>O(45)H(22)CA(10)SI(12)/(2)</text:p>
          </table:table-cell>
          <table:table-cell table:style-name="ce5" office:value-type="float" office:value="258.55743" calcext:value-type="float">
            <text:p>258.55743</text:p>
          </table:table-cell>
          <table:table-cell table:style-name="ce5" office:value-type="float" office:value="-68.262363" calcext:value-type="float">
            <text:p>-68.262363</text:p>
          </table:table-cell>
          <table:table-cell table:style-name="ce5" office:value-type="float" office:value="-64.021022" calcext:value-type="float">
            <text:p>-64.021022</text:p>
          </table:table-cell>
          <table:table-cell table:style-name="ce5" office:value-type="float" office:value="-59.667179" calcext:value-type="float">
            <text:p>-59.667179</text:p>
          </table:table-cell>
          <table:table-cell table:style-name="ce5" office:value-type="float" office:value="-55.679518" calcext:value-type="float">
            <text:p>-55.679518</text:p>
          </table:table-cell>
          <table:table-cell table:style-name="ce5" office:value-type="float" office:value="-52.138084" calcext:value-type="float">
            <text:p>-52.13808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5</text:p>
          </table:table-cell>
          <table:table-cell table:style-name="ce5" office:value-type="string" calcext:value-type="string">
            <text:p>FOSHAGITE</text:p>
          </table:table-cell>
          <table:table-cell table:style-name="ce5" office:value-type="string" calcext:value-type="string">
            <text:p>O(23)H(6)CA(8)SI(6)/(2)</text:p>
          </table:table-cell>
          <table:table-cell table:style-name="ce5" office:value-type="float" office:value="268.62909" calcext:value-type="float">
            <text:p>268.62909</text:p>
          </table:table-cell>
          <table:table-cell table:style-name="ce5" office:value-type="float" office:value="-70.416401" calcext:value-type="float">
            <text:p>-70.416401</text:p>
          </table:table-cell>
          <table:table-cell table:style-name="ce5" office:value-type="float" office:value="-65.177687" calcext:value-type="float">
            <text:p>-65.177687</text:p>
          </table:table-cell>
          <table:table-cell table:style-name="ce5" office:value-type="float" office:value="-60.37821" calcext:value-type="float">
            <text:p>-60.37821</text:p>
          </table:table-cell>
          <table:table-cell table:style-name="ce5" office:value-type="float" office:value="-56.153431" calcext:value-type="float">
            <text:p>-56.153431</text:p>
          </table:table-cell>
          <table:table-cell table:style-name="ce5" office:value-type="float" office:value="-52.462092" calcext:value-type="float">
            <text:p>-52.46209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6</text:p>
          </table:table-cell>
          <table:table-cell table:style-name="ce5" office:value-type="string" calcext:value-type="string">
            <text:p>JENNITE</text:p>
          </table:table-cell>
          <table:table-cell table:style-name="ce5" office:value-type="string" calcext:value-type="string">
            <text:p>O(32)H(22)CA(9)SI(6)</text:p>
          </table:table-cell>
          <table:table-cell table:style-name="ce5" office:value-type="float" office:value="232.98773" calcext:value-type="float">
            <text:p>232.98773</text:p>
          </table:table-cell>
          <table:table-cell table:style-name="ce5" office:value-type="float" office:value="-156.23752" calcext:value-type="float">
            <text:p>-156.23752</text:p>
          </table:table-cell>
          <table:table-cell table:style-name="ce5" office:value-type="float" office:value="-145.82465" calcext:value-type="float">
            <text:p>-145.82465</text:p>
          </table:table-cell>
          <table:table-cell table:style-name="ce5" office:value-type="float" office:value="-136.39241" calcext:value-type="float">
            <text:p>-136.39241</text:p>
          </table:table-cell>
          <table:table-cell table:style-name="ce5" office:value-type="float" office:value="-128.18345" calcext:value-type="float">
            <text:p>-128.18345</text:p>
          </table:table-cell>
          <table:table-cell table:style-name="ce5" office:value-type="float" office:value="-121.09314" calcext:value-type="float">
            <text:p>-121.09314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7</text:p>
          </table:table-cell>
          <table:table-cell table:style-name="ce5" office:value-type="string" calcext:value-type="string">
            <text:p>AFWILLITE</text:p>
          </table:table-cell>
          <table:table-cell table:style-name="ce5" office:value-type="string" calcext:value-type="string">
            <text:p>O(10)H(6)CA(3)SI(2)</text:p>
          </table:table-cell>
          <table:table-cell table:style-name="ce5" office:value-type="float" office:value="264.37273" calcext:value-type="float">
            <text:p>264.37273</text:p>
          </table:table-cell>
          <table:table-cell table:style-name="ce5" office:value-type="float" office:value="-52.674057" calcext:value-type="float">
            <text:p>-52.674057</text:p>
          </table:table-cell>
          <table:table-cell table:style-name="ce5" office:value-type="float" office:value="-48.913663" calcext:value-type="float">
            <text:p>-48.913663</text:p>
          </table:table-cell>
          <table:table-cell table:style-name="ce5" office:value-type="float" office:value="-45.510331" calcext:value-type="float">
            <text:p>-45.510331</text:p>
          </table:table-cell>
          <table:table-cell table:style-name="ce5" office:value-type="float" office:value="-42.539583" calcext:value-type="float">
            <text:p>-42.539583</text:p>
          </table:table-cell>
          <table:table-cell table:style-name="ce5" office:value-type="float" office:value="-39.962362" calcext:value-type="float">
            <text:p>-39.96236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8</text:p>
          </table:table-cell>
          <table:table-cell table:style-name="ce5" office:value-type="string" calcext:value-type="string">
            <text:p>HILLEBRANDITE</text:p>
          </table:table-cell>
          <table:table-cell table:style-name="ce5" office:value-type="string" calcext:value-type="string">
            <text:p>O(31)H(14)CA(12)SI(6)/(6)</text:p>
          </table:table-cell>
          <table:table-cell table:style-name="ce5" office:value-type="float" office:value="266.26412" calcext:value-type="float">
            <text:p>266.26412</text:p>
          </table:table-cell>
          <table:table-cell table:style-name="ce5" office:value-type="float" office:value="-39.630956" calcext:value-type="float">
            <text:p>-39.630956</text:p>
          </table:table-cell>
          <table:table-cell table:style-name="ce5" office:value-type="float" office:value="-36.417357" calcext:value-type="float">
            <text:p>-36.417357</text:p>
          </table:table-cell>
          <table:table-cell table:style-name="ce5" office:value-type="float" office:value="-33.577999" calcext:value-type="float">
            <text:p>-33.577999</text:p>
          </table:table-cell>
          <table:table-cell table:style-name="ce5" office:value-type="float" office:value="-31.110601" calcext:value-type="float">
            <text:p>-31.110601</text:p>
          </table:table-cell>
          <table:table-cell table:style-name="ce5" office:value-type="float" office:value="-28.964345" calcext:value-type="float">
            <text:p>-28.96434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09</text:p>
          </table:table-cell>
          <table:table-cell table:style-name="ce5" office:value-type="string" calcext:value-type="string">
            <text:p>TRUSCOTTITE</text:p>
          </table:table-cell>
          <table:table-cell table:style-name="ce5" office:value-type="string" calcext:value-type="string">
            <text:p>O(34)H(6)CA(7)SI(12)</text:p>
          </table:table-cell>
          <table:table-cell table:style-name="ce5" office:value-type="float" office:value="243.89113" calcext:value-type="float">
            <text:p>243.89113</text:p>
          </table:table-cell>
          <table:table-cell table:style-name="ce5" office:value-type="float" office:value="-78.06211" calcext:value-type="float">
            <text:p>-78.06211</text:p>
          </table:table-cell>
          <table:table-cell table:style-name="ce5" office:value-type="float" office:value="-73.897933" calcext:value-type="float">
            <text:p>-73.897933</text:p>
          </table:table-cell>
          <table:table-cell table:style-name="ce5" office:value-type="float" office:value="-68.763021" calcext:value-type="float">
            <text:p>-68.763021</text:p>
          </table:table-cell>
          <table:table-cell table:style-name="ce5" office:value-type="float" office:value="-63.774067" calcext:value-type="float">
            <text:p>-63.774067</text:p>
          </table:table-cell>
          <table:table-cell table:style-name="ce5" office:value-type="float" office:value="-59.216653" calcext:value-type="float">
            <text:p>-59.216653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0</text:p>
          </table:table-cell>
          <table:table-cell table:style-name="ce5" office:value-type="string" calcext:value-type="string">
            <text:p>OKENITE</text:p>
          </table:table-cell>
          <table:table-cell table:style-name="ce5" office:value-type="string" calcext:value-type="string">
            <text:p>O(8)H(6)CA(1)SI(2)</text:p>
          </table:table-cell>
          <table:table-cell table:style-name="ce5" office:value-type="float" office:value="242.99673" calcext:value-type="float">
            <text:p>242.99673</text:p>
          </table:table-cell>
          <table:table-cell table:style-name="ce5" office:value-type="float" office:value="-67.031228" calcext:value-type="float">
            <text:p>-67.031228</text:p>
          </table:table-cell>
          <table:table-cell table:style-name="ce5" office:value-type="float" office:value="-62.301544" calcext:value-type="float">
            <text:p>-62.301544</text:p>
          </table:table-cell>
          <table:table-cell table:style-name="ce5" office:value-type="float" office:value="-58.081754" calcext:value-type="float">
            <text:p>-58.081754</text:p>
          </table:table-cell>
          <table:table-cell table:style-name="ce5" office:value-type="float" office:value="-54.410826" calcext:value-type="float">
            <text:p>-54.410826</text:p>
          </table:table-cell>
          <table:table-cell table:style-name="ce5" office:value-type="float" office:value="-51.22842" calcext:value-type="float">
            <text:p>-51.22842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1</text:p>
          </table:table-cell>
          <table:table-cell table:style-name="ce5" office:value-type="string" calcext:value-type="string">
            <text:p>JAFFEITE</text:p>
          </table:table-cell>
          <table:table-cell table:style-name="ce5" office:value-type="string" calcext:value-type="string">
            <text:p>O(13)H(6)CA(6)SI(2)</text:p>
          </table:table-cell>
          <table:table-cell table:style-name="ce5" office:value-type="float" office:value="292.85067" calcext:value-type="float">
            <text:p>292.85067</text:p>
          </table:table-cell>
          <table:table-cell table:style-name="ce5" office:value-type="float" office:value="-123.23532" calcext:value-type="float">
            <text:p>-123.23532</text:p>
          </table:table-cell>
          <table:table-cell table:style-name="ce5" office:value-type="float" office:value="-113.56427" calcext:value-type="float">
            <text:p>-113.56427</text:p>
          </table:table-cell>
          <table:table-cell table:style-name="ce5" office:value-type="float" office:value="-105.19134" calcext:value-type="float">
            <text:p>-105.19134</text:p>
          </table:table-cell>
          <table:table-cell table:style-name="ce5" office:value-type="float" office:value="-97.9949" calcext:value-type="float">
            <text:p>-97.9949</text:p>
          </table:table-cell>
          <table:table-cell table:style-name="ce5" office:value-type="float" office:value="-91.781309" calcext:value-type="float">
            <text:p>-91.781309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2</text:p>
          </table:table-cell>
          <table:table-cell table:style-name="ce5" office:value-type="string" calcext:value-type="string">
            <text:p>PORTLANDITE</text:p>
          </table:table-cell>
          <table:table-cell table:style-name="ce5" office:value-type="string" calcext:value-type="string">
            <text:p>O(2)H(2)CA(1)</text:p>
          </table:table-cell>
          <table:table-cell table:style-name="ce5" office:value-type="float" office:value="2241.1373" calcext:value-type="float">
            <text:p>2241.1373</text:p>
          </table:table-cell>
          <table:table-cell table:style-name="ce5" office:value-type="float" office:value="-24.606504" calcext:value-type="float">
            <text:p>-24.606504</text:p>
          </table:table-cell>
          <table:table-cell table:style-name="ce5" office:value-type="float" office:value="-22.558588" calcext:value-type="float">
            <text:p>-22.558588</text:p>
          </table:table-cell>
          <table:table-cell table:style-name="ce5" office:value-type="float" office:value="-20.803274" calcext:value-type="float">
            <text:p>-20.803274</text:p>
          </table:table-cell>
          <table:table-cell table:style-name="ce5" office:value-type="float" office:value="-19.281774" calcext:value-type="float">
            <text:p>-19.281774</text:p>
          </table:table-cell>
          <table:table-cell table:style-name="ce5" office:value-type="float" office:value="-17.947349" calcext:value-type="float">
            <text:p>-17.947349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HSV.THR_0013</text:p>
          </table:table-cell>
          <table:table-cell table:style-name="ce5" office:value-type="string" calcext:value-type="string">
            <text:p>QUARTZ-A</text:p>
          </table:table-cell>
          <table:table-cell table:style-name="ce5" office:value-type="string" calcext:value-type="string">
            <text:p>O(2)SI(1)</text:p>
          </table:table-cell>
          <table:table-cell table:style-name="ce5" office:value-type="float" office:value="2647.9947" calcext:value-type="float">
            <text:p>2647.9947</text:p>
          </table:table-cell>
          <table:table-cell table:style-name="ce5" office:value-type="float" office:value="4.6413383" calcext:value-type="float">
            <text:p>4.6413383</text:p>
          </table:table-cell>
          <table:table-cell table:style-name="ce5" office:value-type="float" office:value="4.0083526" calcext:value-type="float">
            <text:p>4.0083526</text:p>
          </table:table-cell>
          <table:table-cell table:style-name="ce5" office:value-type="float" office:value="3.6081647" calcext:value-type="float">
            <text:p>3.6081647</text:p>
          </table:table-cell>
          <table:table-cell table:style-name="ce5" office:value-type="float" office:value="3.317097" calcext:value-type="float">
            <text:p>3.317097</text:p>
          </table:table-cell>
          <table:table-cell table:style-name="ce5" office:value-type="float" office:value="3.0868095" calcext:value-type="float">
            <text:p>3.0868095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END <text:s/>SPECIES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5" office:value-type="string" calcext:value-type="string">
            <text:p>THERMODDEM, ONLINE DATA</text:p>
          </table:table-cell>
          <table:table-cell table:style-name="ce5" table:number-columns-repeated="255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00</text:p>
          </table:table-cell>
          <table:table-cell table:number-columns-repeated="2" table:style-name="ce5" office:value-type="string" calcext:value-type="string">
            <text:p>H2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22</text:p>
          </table:table-cell>
          <table:table-cell table:style-name="ce5" office:value-type="string" calcext:value-type="string">
            <text:p>Amorphous_silic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.924" calcext:value-type="float">
            <text:p>2.924</text:p>
          </table:table-cell>
          <table:table-cell table:style-name="ce7" office:value-type="float" office:value="2.702" calcext:value-type="float">
            <text:p>2.702</text:p>
          </table:table-cell>
          <table:table-cell table:style-name="ce5" office:value-type="float" office:value="2.455" calcext:value-type="float">
            <text:p>2.455</text:p>
          </table:table-cell>
          <table:table-cell table:style-name="ce5" office:value-type="float" office:value="2.232" calcext:value-type="float">
            <text:p>2.232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1.829" calcext:value-type="float">
            <text:p>1.829</text:p>
          </table:table-cell>
          <table:table-cell table:style-name="ce5" office:value-type="float" office:value="1.673" calcext:value-type="float">
            <text:p>1.673</text:p>
          </table:table-cell>
          <table:table-cell table:style-name="ce5" office:value-type="float" office:value="1.532" calcext:value-type="float">
            <text:p>1.532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009</text:p>
          </table:table-cell>
          <table:table-cell table:style-name="ce5" office:value-type="string" calcext:value-type="string">
            <text:p>Afwillite</text:p>
          </table:table-cell>
          <table:table-cell table:style-name="ce5" office:value-type="string" calcext:value-type="string">
            <text:p>Ca3Si2O4(OH)6</text:p>
          </table:table-cell>
          <table:table-cell table:style-name="ce5" office:value-type="float" office:value="129.53" calcext:value-type="float">
            <text:p>129.53</text:p>
          </table:table-cell>
          <table:table-cell table:style-name="ce5" office:value-type="float" office:value="-53.771" calcext:value-type="float">
            <text:p>-53.771</text:p>
          </table:table-cell>
          <table:table-cell table:style-name="ce7" office:value-type="float" office:value="-49.422" calcext:value-type="float">
            <text:p>-49.422</text:p>
          </table:table-cell>
          <table:table-cell table:style-name="ce5" office:value-type="float" office:value="-44.519" calcext:value-type="float">
            <text:p>-44.519</text:p>
          </table:table-cell>
          <table:table-cell table:style-name="ce5" office:value-type="float" office:value="-40.145" calcext:value-type="float">
            <text:p>-40.145</text:p>
          </table:table-cell>
          <table:table-cell table:style-name="ce5" office:value-type="float" office:value="-35.935" calcext:value-type="float">
            <text:p>-35.935</text:p>
          </table:table-cell>
          <table:table-cell table:style-name="ce5" office:value-type="float" office:value="-32.653" calcext:value-type="float">
            <text:p>-32.653</text:p>
          </table:table-cell>
          <table:table-cell table:style-name="ce5" office:value-type="float" office:value="-29.961" calcext:value-type="float">
            <text:p>-29.961</text:p>
          </table:table-cell>
          <table:table-cell table:style-name="ce5" office:value-type="float" office:value="-27.605" calcext:value-type="float">
            <text:p>-27.605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0</text:p>
          </table:table-cell>
          <table:table-cell table:style-name="ce5" office:value-type="string" calcext:value-type="string">
            <text:p>CSH_0.8</text:p>
          </table:table-cell>
          <table:table-cell table:style-name="ce5" office:value-type="string" calcext:value-type="string">
            <text:p>(CaO)4/5(SiO2)(H2O)154/100</text:p>
          </table:table-cell>
          <table:table-cell table:style-name="ce5" office:value-type="float" office:value="59.29" calcext:value-type="float">
            <text:p>59.29</text:p>
          </table:table-cell>
          <table:table-cell table:style-name="ce5" office:value-type="float" office:value="-11.827" calcext:value-type="float">
            <text:p>-11.827</text:p>
          </table:table-cell>
          <table:table-cell table:style-name="ce7" office:value-type="float" office:value="-11.05" calcext:value-type="float">
            <text:p>-11.05</text:p>
          </table:table-cell>
          <table:table-cell table:style-name="ce5" office:value-type="float" office:value="-10.195" calcext:value-type="float">
            <text:p>-10.195</text:p>
          </table:table-cell>
          <table:table-cell table:style-name="ce5" office:value-type="float" office:value="-9.455" calcext:value-type="float">
            <text:p>-9.455</text:p>
          </table:table-cell>
          <table:table-cell table:style-name="ce5" office:value-type="float" office:value="-8.773" calcext:value-type="float">
            <text:p>-8.773</text:p>
          </table:table-cell>
          <table:table-cell table:style-name="ce5" office:value-type="float" office:value="-8.265" calcext:value-type="float">
            <text:p>-8.265</text:p>
          </table:table-cell>
          <table:table-cell table:style-name="ce5" office:value-type="float" office:value="-7.861" calcext:value-type="float">
            <text:p>-7.861</text:p>
          </table:table-cell>
          <table:table-cell table:style-name="ce5" office:value-type="float" office:value="-7.51" calcext:value-type="float">
            <text:p>-7.51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1</text:p>
          </table:table-cell>
          <table:table-cell table:style-name="ce5" office:value-type="string" calcext:value-type="string">
            <text:p>CSH_1.2</text:p>
          </table:table-cell>
          <table:table-cell table:style-name="ce5" office:value-type="string" calcext:value-type="string">
            <text:p>(CaO)6/5(SiO2)(H2O)206/100</text:p>
          </table:table-cell>
          <table:table-cell table:style-name="ce5" office:value-type="float" office:value="71.95" calcext:value-type="float">
            <text:p>71.95</text:p>
          </table:table-cell>
          <table:table-cell table:style-name="ce5" office:value-type="float" office:value="-20.74" calcext:value-type="float">
            <text:p>-20.74</text:p>
          </table:table-cell>
          <table:table-cell table:style-name="ce7" office:value-type="float" office:value="-19.301" calcext:value-type="float">
            <text:p>-19.301</text:p>
          </table:table-cell>
          <table:table-cell table:style-name="ce5" office:value-type="float" office:value="-17.7" calcext:value-type="float">
            <text:p>-17.7</text:p>
          </table:table-cell>
          <table:table-cell table:style-name="ce5" office:value-type="float" office:value="-16.295" calcext:value-type="float">
            <text:p>-16.295</text:p>
          </table:table-cell>
          <table:table-cell table:style-name="ce5" office:value-type="float" office:value="-14.971" calcext:value-type="float">
            <text:p>-14.971</text:p>
          </table:table-cell>
          <table:table-cell table:style-name="ce5" office:value-type="float" office:value="-13.961" calcext:value-type="float">
            <text:p>-13.961</text:p>
          </table:table-cell>
          <table:table-cell table:style-name="ce5" office:value-type="float" office:value="-13.147" calcext:value-type="float">
            <text:p>-13.147</text:p>
          </table:table-cell>
          <table:table-cell table:style-name="ce5" office:value-type="float" office:value="-12.438" calcext:value-type="float">
            <text:p>-12.43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52</text:p>
          </table:table-cell>
          <table:table-cell table:style-name="ce5" office:value-type="string" calcext:value-type="string">
            <text:p>CSH_1.6</text:p>
          </table:table-cell>
          <table:table-cell table:style-name="ce5" office:value-type="string" calcext:value-type="string">
            <text:p>(CaO)8/5(SiO2)(H2O)258/100</text:p>
          </table:table-cell>
          <table:table-cell table:style-name="ce5" office:value-type="float" office:value="84.68" calcext:value-type="float">
            <text:p>84.68</text:p>
          </table:table-cell>
          <table:table-cell table:style-name="ce5" office:value-type="float" office:value="-30.165" calcext:value-type="float">
            <text:p>-30.165</text:p>
          </table:table-cell>
          <table:table-cell table:style-name="ce7" office:value-type="float" office:value="-28.002" calcext:value-type="float">
            <text:p>-28.002</text:p>
          </table:table-cell>
          <table:table-cell table:style-name="ce5" office:value-type="float" office:value="-25.589" calcext:value-type="float">
            <text:p>-25.589</text:p>
          </table:table-cell>
          <table:table-cell table:style-name="ce5" office:value-type="float" office:value="-23.466" calcext:value-type="float">
            <text:p>-23.466</text:p>
          </table:table-cell>
          <table:table-cell table:style-name="ce5" office:value-type="float" office:value="-21.458" calcext:value-type="float">
            <text:p>-21.458</text:p>
          </table:table-cell>
          <table:table-cell table:style-name="ce5" office:value-type="float" office:value="-19.923" calcext:value-type="float">
            <text:p>-19.923</text:p>
          </table:table-cell>
          <table:table-cell table:style-name="ce5" office:value-type="float" office:value="-18.684" calcext:value-type="float">
            <text:p>-18.684</text:p>
          </table:table-cell>
          <table:table-cell table:style-name="ce5" office:value-type="float" office:value="-17.611" calcext:value-type="float">
            <text:p>-17.611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45</text:p>
          </table:table-cell>
          <table:table-cell table:style-name="ce5" office:value-type="string" calcext:value-type="string">
            <text:p>Cristobalite,alph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5.74" calcext:value-type="float">
            <text:p>25.74</text:p>
          </table:table-cell>
          <table:table-cell table:style-name="ce5" office:value-type="float" office:value="3.427" calcext:value-type="float">
            <text:p>3.427</text:p>
          </table:table-cell>
          <table:table-cell table:style-name="ce7" office:value-type="float" office:value="3.163" calcext:value-type="float">
            <text:p>3.163</text:p>
          </table:table-cell>
          <table:table-cell table:style-name="ce5" office:value-type="float" office:value="2.858" calcext:value-type="float">
            <text:p>2.858</text:p>
          </table:table-cell>
          <table:table-cell table:style-name="ce5" office:value-type="float" office:value="2.577" calcext:value-type="float">
            <text:p>2.577</text:p>
          </table:table-cell>
          <table:table-cell table:style-name="ce5" office:value-type="float" office:value="2.296" calcext:value-type="float">
            <text:p>2.296</text:p>
          </table:table-cell>
          <table:table-cell table:style-name="ce5" office:value-type="float" office:value="2.069" calcext:value-type="float">
            <text:p>2.069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1.716" calcext:value-type="float">
            <text:p>1.71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146</text:p>
          </table:table-cell>
          <table:table-cell table:style-name="ce5" office:value-type="string" calcext:value-type="string">
            <text:p>Cristobalite,bet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7.44" calcext:value-type="float">
            <text:p>27.44</text:p>
          </table:table-cell>
          <table:table-cell table:style-name="ce5" office:value-type="float" office:value="3.379" calcext:value-type="float">
            <text:p>3.379</text:p>
          </table:table-cell>
          <table:table-cell table:style-name="ce7" office:value-type="float" office:value="3.107" calcext:value-type="float">
            <text:p>3.107</text:p>
          </table:table-cell>
          <table:table-cell table:style-name="ce5" office:value-type="float" office:value="2.803" calcext:value-type="float">
            <text:p>2.803</text:p>
          </table:table-cell>
          <table:table-cell table:style-name="ce5" office:value-type="float" office:value="2.531" calcext:value-type="float">
            <text:p>2.531</text:p>
          </table:table-cell>
          <table:table-cell table:style-name="ce5" office:value-type="float" office:value="2.266" calcext:value-type="float">
            <text:p>2.266</text:p>
          </table:table-cell>
          <table:table-cell table:style-name="ce5" office:value-type="float" office:value="2.055" calcext:value-type="float">
            <text:p>2.055</text:p>
          </table:table-cell>
          <table:table-cell table:style-name="ce5" office:value-type="float" office:value="1.879" calcext:value-type="float">
            <text:p>1.879</text:p>
          </table:table-cell>
          <table:table-cell table:style-name="ce5" office:value-type="float" office:value="1.726" calcext:value-type="float">
            <text:p>1.72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272</text:p>
          </table:table-cell>
          <table:table-cell table:style-name="ce5" office:value-type="string" calcext:value-type="string">
            <text:p>Jennite</text:p>
          </table:table-cell>
          <table:table-cell table:style-name="ce5" office:value-type="string" calcext:value-type="string">
            <text:p>Ca9Si6H22O32</text:p>
          </table:table-cell>
          <table:table-cell table:style-name="ce5" office:value-type="float" office:value="456.4" calcext:value-type="float">
            <text:p>456.4</text:p>
          </table:table-cell>
          <table:table-cell table:style-name="ce5" office:value-type="float" office:value="-159.514" calcext:value-type="float">
            <text:p>-159.514</text:p>
          </table:table-cell>
          <table:table-cell table:style-name="ce7" office:value-type="float" office:value="-147.338" calcext:value-type="float">
            <text:p>-147.338</text:p>
          </table:table-cell>
          <table:table-cell table:style-name="ce5" office:value-type="float" office:value="-133.699" calcext:value-type="float">
            <text:p>-133.699</text:p>
          </table:table-cell>
          <table:table-cell table:style-name="ce5" office:value-type="float" office:value="-121.632" calcext:value-type="float">
            <text:p>-121.632</text:p>
          </table:table-cell>
          <table:table-cell table:style-name="ce5" office:value-type="float" office:value="-110.139" calcext:value-type="float">
            <text:p>-110.139</text:p>
          </table:table-cell>
          <table:table-cell table:style-name="ce5" office:value-type="float" office:value="-101.278" calcext:value-type="float">
            <text:p>-101.278</text:p>
          </table:table-cell>
          <table:table-cell table:style-name="ce5" office:value-type="float" office:value="-94.076" calcext:value-type="float">
            <text:p>-94.076</text:p>
          </table:table-cell>
          <table:table-cell table:style-name="ce5" office:value-type="float" office:value="-87.799" calcext:value-type="float">
            <text:p>-87.79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377</text:p>
          </table:table-cell>
          <table:table-cell table:style-name="ce5" office:value-type="string" calcext:value-type="string">
            <text:p>Okenite</text:p>
          </table:table-cell>
          <table:table-cell table:style-name="ce5" office:value-type="string" calcext:value-type="string">
            <text:p>CaSi2O4(OH)2(H2O)</text:p>
          </table:table-cell>
          <table:table-cell table:style-name="ce5" office:value-type="float" office:value="94.77" calcext:value-type="float">
            <text:p>94.77</text:p>
          </table:table-cell>
          <table:table-cell table:style-name="ce5" office:value-type="float" office:value="-9.852" calcext:value-type="float">
            <text:p>-9.852</text:p>
          </table:table-cell>
          <table:table-cell table:style-name="ce7" office:value-type="float" office:value="-9.179" calcext:value-type="float">
            <text:p>-9.179</text:p>
          </table:table-cell>
          <table:table-cell table:style-name="ce5" office:value-type="float" office:value="-8.478" calcext:value-type="float">
            <text:p>-8.478</text:p>
          </table:table-cell>
          <table:table-cell table:style-name="ce5" office:value-type="float" office:value="-7.916" calcext:value-type="float">
            <text:p>-7.916</text:p>
          </table:table-cell>
          <table:table-cell table:style-name="ce5" office:value-type="float" office:value="-7.444" calcext:value-type="float">
            <text:p>-7.444</text:p>
          </table:table-cell>
          <table:table-cell table:style-name="ce5" office:value-type="float" office:value="-7.124" calcext:value-type="float">
            <text:p>-7.124</text:p>
          </table:table-cell>
          <table:table-cell table:style-name="ce5" office:value-type="float" office:value="-6.887" calcext:value-type="float">
            <text:p>-6.887</text:p>
          </table:table-cell>
          <table:table-cell table:style-name="ce5" office:value-type="float" office:value="-6.679" calcext:value-type="float">
            <text:p>-6.67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09</text:p>
          </table:table-cell>
          <table:table-cell table:style-name="ce5" office:value-type="string" calcext:value-type="string">
            <text:p>Portlandite</text:p>
          </table:table-cell>
          <table:table-cell table:style-name="ce5" office:value-type="string" calcext:value-type="string">
            <text:p>Ca(OH)2</text:p>
          </table:table-cell>
          <table:table-cell table:style-name="ce5" office:value-type="float" office:value="33.056" calcext:value-type="float">
            <text:p>33.056</text:p>
          </table:table-cell>
          <table:table-cell table:style-name="ce5" office:value-type="float" office:value="-24.905" calcext:value-type="float">
            <text:p>-24.905</text:p>
          </table:table-cell>
          <table:table-cell table:style-name="ce7" office:value-type="float" office:value="-22.812" calcext:value-type="float">
            <text:p>-22.812</text:p>
          </table:table-cell>
          <table:table-cell table:style-name="ce5" office:value-type="float" office:value="-20.429" calcext:value-type="float">
            <text:p>-20.429</text:p>
          </table:table-cell>
          <table:table-cell table:style-name="ce5" office:value-type="float" office:value="-18.271" calcext:value-type="float">
            <text:p>-18.271</text:p>
          </table:table-cell>
          <table:table-cell table:style-name="ce5" office:value-type="float" office:value="-16.158" calcext:value-type="float">
            <text:p>-16.158</text:p>
          </table:table-cell>
          <table:table-cell table:style-name="ce5" office:value-type="float" office:value="-14.481" calcext:value-type="float">
            <text:p>-14.481</text:p>
          </table:table-cell>
          <table:table-cell table:style-name="ce5" office:value-type="float" office:value="-13.09" calcext:value-type="float">
            <text:p>-13.09</text:p>
          </table:table-cell>
          <table:table-cell table:style-name="ce5" office:value-type="float" office:value="-11.876" calcext:value-type="float">
            <text:p>-11.87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21</text:p>
          </table:table-cell>
          <table:table-cell table:style-name="ce5" office:value-type="string" calcext:value-type="string">
            <text:p>Quartz,alph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2.69" calcext:value-type="float">
            <text:p>22.69</text:p>
          </table:table-cell>
          <table:table-cell table:style-name="ce5" office:value-type="float" office:value="4.079" calcext:value-type="float">
            <text:p>4.079</text:p>
          </table:table-cell>
          <table:table-cell table:style-name="ce7" office:value-type="float" office:value="3.74" calcext:value-type="float">
            <text:p>3.74</text:p>
          </table:table-cell>
          <table:table-cell table:style-name="ce5" office:value-type="float" office:value="3.349" calcext:value-type="float">
            <text:p>3.349</text:p>
          </table:table-cell>
          <table:table-cell table:style-name="ce5" office:value-type="float" office:value="2.991" calcext:value-type="float">
            <text:p>2.991</text:p>
          </table:table-cell>
          <table:table-cell table:style-name="ce5" office:value-type="float" office:value="2.635" calcext:value-type="float">
            <text:p>2.635</text:p>
          </table:table-cell>
          <table:table-cell table:style-name="ce5" office:value-type="float" office:value="2.351" calcext:value-type="float">
            <text:p>2.351</text:p>
          </table:table-cell>
          <table:table-cell table:style-name="ce5" office:value-type="float" office:value="2.117" calcext:value-type="float">
            <text:p>2.117</text:p>
          </table:table-cell>
          <table:table-cell table:style-name="ce5" office:value-type="float" office:value="1.918" calcext:value-type="float">
            <text:p>1.91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422</text:p>
          </table:table-cell>
          <table:table-cell table:style-name="ce5" office:value-type="string" calcext:value-type="string">
            <text:p>Quartz,beta</text:p>
          </table:table-cell>
          <table:table-cell table:style-name="ce5" office:value-type="string" calcext:value-type="string">
            <text:p>SiO2</text:p>
          </table:table-cell>
          <table:table-cell table:style-name="ce5" office:value-type="float" office:value="23.09" calcext:value-type="float">
            <text:p>23.09</text:p>
          </table:table-cell>
          <table:table-cell table:style-name="ce5" office:value-type="float" office:value="3.079" calcext:value-type="float">
            <text:p>3.079</text:p>
          </table:table-cell>
          <table:table-cell table:style-name="ce7" office:value-type="float" office:value="3.079" calcext:value-type="float">
            <text:p>3.079</text:p>
          </table:table-cell>
          <table:table-cell table:number-columns-repeated="6" table:style-name="ce5" office:value-type="float" office:value="3.079" calcext:value-type="float">
            <text:p>3.079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499</text:p>
          </table:table-cell>
          <table:table-cell table:style-name="ce5" office:value-type="string" calcext:value-type="string">
            <text:p>Tobermorite_11A</text:p>
          </table:table-cell>
          <table:table-cell table:style-name="ce5" office:value-type="string" calcext:value-type="string">
            <text:p>((Ca5Si6)2O23(OH)22)/2</text:p>
          </table:table-cell>
          <table:table-cell table:style-name="ce5" office:value-type="float" office:value="286.19" calcext:value-type="float">
            <text:p>286.19</text:p>
          </table:table-cell>
          <table:table-cell table:style-name="ce5" office:value-type="float" office:value="-71.584" calcext:value-type="float">
            <text:p>-71.584</text:p>
          </table:table-cell>
          <table:table-cell table:style-name="ce7" office:value-type="float" office:value="-65.578" calcext:value-type="float">
            <text:p>-65.578</text:p>
          </table:table-cell>
          <table:table-cell table:style-name="ce5" office:value-type="float" office:value="-58.782" calcext:value-type="float">
            <text:p>-58.782</text:p>
          </table:table-cell>
          <table:table-cell table:style-name="ce5" office:value-type="float" office:value="-52.693" calcext:value-type="float">
            <text:p>-52.693</text:p>
          </table:table-cell>
          <table:table-cell table:style-name="ce5" office:value-type="float" office:value="-46.806" calcext:value-type="float">
            <text:p>-46.806</text:p>
          </table:table-cell>
          <table:table-cell table:style-name="ce5" office:value-type="float" office:value="-42.186" calcext:value-type="float">
            <text:p>-42.186</text:p>
          </table:table-cell>
          <table:table-cell table:style-name="ce5" office:value-type="float" office:value="-38.364" calcext:value-type="float">
            <text:p>-38.364</text:p>
          </table:table-cell>
          <table:table-cell table:style-name="ce5" office:value-type="float" office:value="-34.978" calcext:value-type="float">
            <text:p>-34.978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!MIN</text:p>
          </table:table-cell>
          <table:table-cell table:style-name="ce5" office:value-type="string" calcext:value-type="string">
            <text:p>_0500</text:p>
          </table:table-cell>
          <table:table-cell table:style-name="ce5" office:value-type="string" calcext:value-type="string">
            <text:p>Tobermorite_14A</text:p>
          </table:table-cell>
          <table:table-cell table:style-name="ce5" office:value-type="string" calcext:value-type="string">
            <text:p>((Ca5Si6)2O13(OH)42)/2</text:p>
          </table:table-cell>
          <table:table-cell table:style-name="ce5" office:value-type="float" office:value="351.3" calcext:value-type="float">
            <text:p>351.3</text:p>
          </table:table-cell>
          <table:table-cell table:style-name="ce5" office:value-type="float" office:value="-67.941" calcext:value-type="float">
            <text:p>-67.941</text:p>
          </table:table-cell>
          <table:table-cell table:style-name="ce7" office:value-type="float" office:value="-62.944" calcext:value-type="float">
            <text:p>-62.944</text:p>
          </table:table-cell>
          <table:table-cell table:style-name="ce5" office:value-type="float" office:value="-57.397" calcext:value-type="float">
            <text:p>-57.397</text:p>
          </table:table-cell>
          <table:table-cell table:style-name="ce5" office:value-type="float" office:value="-52.554" calcext:value-type="float">
            <text:p>-52.554</text:p>
          </table:table-cell>
          <table:table-cell table:style-name="ce5" office:value-type="float" office:value="-48.02" calcext:value-type="float">
            <text:p>-48.02</text:p>
          </table:table-cell>
          <table:table-cell table:style-name="ce5" office:value-type="float" office:value="-44.581" calcext:value-type="float">
            <text:p>-44.581</text:p>
          </table:table-cell>
          <table:table-cell table:style-name="ce5" office:value-type="float" office:value="-41.81" calcext:value-type="float">
            <text:p>-41.81</text:p>
          </table:table-cell>
          <table:table-cell table:style-name="ce5" office:value-type="float" office:value="-39.376" calcext:value-type="float">
            <text:p>-39.376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522</text:p>
          </table:table-cell>
          <table:table-cell table:style-name="ce5" office:value-type="string" calcext:value-type="string">
            <text:p>Xonotlite</text:p>
          </table:table-cell>
          <table:table-cell table:style-name="ce5" office:value-type="string" calcext:value-type="string">
            <text:p>Ca6Si6O17(OH)2</text:p>
          </table:table-cell>
          <table:table-cell table:style-name="ce5" office:value-type="float" office:value="256.9" calcext:value-type="float">
            <text:p>256.9</text:p>
          </table:table-cell>
          <table:table-cell table:style-name="ce5" office:value-type="float" office:value="-100.537" calcext:value-type="float">
            <text:p>-100.537</text:p>
          </table:table-cell>
          <table:table-cell table:style-name="ce7" office:value-type="float" office:value="-91.335" calcext:value-type="float">
            <text:p>-91.335</text:p>
          </table:table-cell>
          <table:table-cell table:style-name="ce5" office:value-type="float" office:value="-80.786" calcext:value-type="float">
            <text:p>-80.786</text:p>
          </table:table-cell>
          <table:table-cell table:style-name="ce5" office:value-type="float" office:value="-71.17" calcext:value-type="float">
            <text:p>-71.17</text:p>
          </table:table-cell>
          <table:table-cell table:style-name="ce5" office:value-type="float" office:value="-61.686" calcext:value-type="float">
            <text:p>-61.686</text:p>
          </table:table-cell>
          <table:table-cell table:style-name="ce5" office:value-type="float" office:value="-54.096" calcext:value-type="float">
            <text:p>-54.096</text:p>
          </table:table-cell>
          <table:table-cell table:style-name="ce5" office:value-type="float" office:value="-47.737" calcext:value-type="float">
            <text:p>-47.737</text:p>
          </table:table-cell>
          <table:table-cell table:style-name="ce5" office:value-type="float" office:value="-42.104" calcext:value-type="float">
            <text:p>-42.104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ce5" office:value-type="string" calcext:value-type="string">
            <text:p>_0519</text:p>
          </table:table-cell>
          <table:table-cell table:style-name="ce5" office:value-type="string" calcext:value-type="string">
            <text:p>Wollastonite</text:p>
          </table:table-cell>
          <table:table-cell table:style-name="ce5" office:value-type="string" calcext:value-type="string">
            <text:p>CaSiO3</text:p>
          </table:table-cell>
          <table:table-cell table:style-name="ce5" office:value-type="float" office:value="39.93" calcext:value-type="float">
            <text:p>39.93</text:p>
          </table:table-cell>
          <table:table-cell table:style-name="ce5" office:value-type="float" office:value="-15.44" calcext:value-type="float">
            <text:p>-15.44</text:p>
          </table:table-cell>
          <table:table-cell table:style-name="ce7" office:value-type="float" office:value="-14.024" calcext:value-type="float">
            <text:p>-14.024</text:p>
          </table:table-cell>
          <table:table-cell table:style-name="ce5" office:value-type="float" office:value="-12.404" calcext:value-type="float">
            <text:p>-12.404</text:p>
          </table:table-cell>
          <table:table-cell table:style-name="ce5" office:value-type="float" office:value="-10.927" calcext:value-type="float">
            <text:p>-10.927</text:p>
          </table:table-cell>
          <table:table-cell table:style-name="ce5" office:value-type="float" office:value="-9.467" calcext:value-type="float">
            <text:p>-9.467</text:p>
          </table:table-cell>
          <table:table-cell table:style-name="ce5" office:value-type="float" office:value="-8.29" calcext:value-type="float">
            <text:p>-8.29</text:p>
          </table:table-cell>
          <table:table-cell table:style-name="ce5" office:value-type="float" office:value="-7.293" calcext:value-type="float">
            <text:p>-7.293</text:p>
          </table:table-cell>
          <table:table-cell table:style-name="ce5" office:value-type="float" office:value="-6.399" calcext:value-type="float">
            <text:p>-6.399</text:p>
          </table:table-cell>
          <table:table-cell table:style-name="ce5" table:number-columns-repeated="243"/>
          <table:table-cell table:number-columns-repeated="768"/>
        </table:table-row>
        <table:table-row table:style-name="ro1" table:number-rows-repeated="65486">
          <table:table-cell table:style-name="ce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logk_csh_blanc.dtb'.$A$1" table:expression="#REF!"/>
          <table:named-expression table:name="Sheet_Title" table:base-cell-address="$'logk_csh_blanc.dtb'.$A$1" table:expression="&quot;logk_csh_blanc.dtb&quot;"/>
        </table:named-expressions>
      </table:table>
      <table:table table:name="csh_blanc_25C" table:style-name="ta1">
        <table:table-column table:style-name="co7" table:number-columns-repeated="3" table:default-cell-style-name="ce3"/>
        <table:table-column table:style-name="co10" table:default-cell-style-name="ce3"/>
        <table:table-column table:style-name="co7" table:number-columns-repeated="1020" table:default-cell-style-name="ce3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PECIES LOGK</text:p>
          </table:table-cell>
          <table:table-cell table:style-name="ce4" table:number-columns-repeated="1023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FORM</text:p>
          </table:table-cell>
          <table:table-cell table:style-name="ce4" office:value-type="string" calcext:value-type="string">
            <text:p>PARAMETER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GK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 calcext:value-type="string">
            <text:p>0C</text:p>
          </table:table-cell>
          <table:table-cell table:style-name="ce4" office:value-type="string" calcext:value-type="string">
            <text:p>25C</text:p>
          </table:table-cell>
          <table:table-cell table:style-name="ce4" office:value-type="string" calcext:value-type="string">
            <text:p>50C</text:p>
          </table:table-cell>
          <table:table-cell table:style-name="ce4" office:value-type="string" calcext:value-type="string">
            <text:p>75C</text:p>
          </table:table-cell>
          <table:table-cell table:style-name="ce4" office:value-type="string" calcext:value-type="string">
            <text:p>100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h_walker-2016" table:style-name="ta1">
        <table:table-column table:style-name="co7" table:number-columns-repeated="3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65)</text:p>
          </table:table-cell>
          <table:table-cell office:value-type="string" calcext:value-type="string">
            <text:p>(CaO)165/100(SiO2)(H2O)12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8.9493" calcext:value-type="float">
            <text:p>-28.94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55)</text:p>
          </table:table-cell>
          <table:table-cell office:value-type="string" calcext:value-type="string">
            <text:p>(CaO)155/100(SiO2)(H2O)12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6.672" calcext:value-type="float">
            <text:p>-26.6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45)</text:p>
          </table:table-cell>
          <table:table-cell office:value-type="string" calcext:value-type="string">
            <text:p>(CaO)145/100(SiO2)(H2O)11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4.4029" calcext:value-type="float">
            <text:p>-24.402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35)</text:p>
          </table:table-cell>
          <table:table-cell office:value-type="string" calcext:value-type="string">
            <text:p>(CaO)135/100(SiO2)(H2O)10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22.1459" calcext:value-type="float">
            <text:p>-22.14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25)</text:p>
          </table:table-cell>
          <table:table-cell office:value-type="string" calcext:value-type="string">
            <text:p>(CaO)125/100(SiO2)(H2O)103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9.9071" calcext:value-type="float">
            <text:p>-19.90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15)</text:p>
          </table:table-cell>
          <table:table-cell office:value-type="string" calcext:value-type="string">
            <text:p>(CaO)115/100(SiO2)(H2O)97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7.6961" calcext:value-type="float">
            <text:p>-17.69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1.05)</text:p>
          </table:table-cell>
          <table:table-cell office:value-type="string" calcext:value-type="string">
            <text:p>(CaO)105/100(SiO2)(H2O)9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5.5285" calcext:value-type="float">
            <text:p>-15.5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95)</text:p>
          </table:table-cell>
          <table:table-cell office:value-type="string" calcext:value-type="string">
            <text:p>(CaO)95/100(SiO2)(H2O)85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3.4319" calcext:value-type="float">
            <text:p>-13.431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85)</text:p>
          </table:table-cell>
          <table:table-cell office:value-type="string" calcext:value-type="string">
            <text:p>(CaO)85/100(SiO2)(H2O)79/120</text:p>
          </table:table-cell>
          <table:table-cell office:value-type="float" office:value="2700" calcext:value-type="float">
            <text:p>2700</text:p>
          </table:table-cell>
          <table:table-cell office:value-type="float" office:value="-11.4655" calcext:value-type="float">
            <text:p>-11.465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75)</text:p>
          </table:table-cell>
          <table:table-cell office:value-type="string" calcext:value-type="string">
            <text:p>(CaO)75/100(SiO2)(H2O)70/120</text:p>
          </table:table-cell>
          <table:table-cell office:value-type="float" office:value="2700" calcext:value-type="float">
            <text:p>2700</text:p>
          </table:table-cell>
          <table:table-cell office:value-type="float" office:value="-9.7085" calcext:value-type="float">
            <text:p>-9.70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65)</text:p>
          </table:table-cell>
          <table:table-cell office:value-type="string" calcext:value-type="string">
            <text:p>(CaO)65/100(SiO2)(H2O)6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8.0327" calcext:value-type="float">
            <text:p>-8.032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LKER_16</text:p>
          </table:table-cell>
          <table:table-cell office:value-type="string" calcext:value-type="string">
            <text:p>CSH(0.55)</text:p>
          </table:table-cell>
          <table:table-cell office:value-type="string" calcext:value-type="string">
            <text:p>(CaO)55/100(SiO2)(H2O)51/120</text:p>
          </table:table-cell>
          <table:table-cell office:value-type="float" office:value="2700" calcext:value-type="float">
            <text:p>2700</text:p>
          </table:table-cell>
          <table:table-cell office:value-type="float" office:value="-6.3803" calcext:value-type="float">
            <text:p>-6.380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</table:table>
      <table:table table:name="csh_blanc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52" table:default-cell-style-name="Default"/>
        <table:table-row table:style-name="ro1">
          <table:table-cell office:value-type="string" calcext:value-type="string">
            <text:p>! logk_csh_blan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Pbar</text:p>
          </table:table-cell>
          <table:table-cell table:number-columns-repeated="5" office:value-type="float" office:value="1.01325" calcext:value-type="float">
            <text:p>1.01325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4.084964" calcext:value-type="float">
            <text:p>-14.084964</text:p>
          </table:table-cell>
          <table:table-cell office:value-type="float" office:value="-12.833171" calcext:value-type="float">
            <text:p>-12.833171</text:p>
          </table:table-cell>
          <table:table-cell office:value-type="float" office:value="-11.787525" calcext:value-type="float">
            <text:p>-11.787525</text:p>
          </table:table-cell>
          <table:table-cell office:value-type="float" office:value="-10.901978" calcext:value-type="float">
            <text:p>-10.901978</text:p>
          </table:table-cell>
          <table:table-cell office:value-type="float" office:value="-10.142207" calcext:value-type="float">
            <text:p>-10.142207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8104577" calcext:value-type="float">
            <text:p>-9.8104577</text:p>
          </table:table-cell>
          <table:table-cell office:value-type="float" office:value="-9.5852441" calcext:value-type="float">
            <text:p>-9.5852441</text:p>
          </table:table-cell>
          <table:table-cell office:value-type="float" office:value="-9.3320116" calcext:value-type="float">
            <text:p>-9.3320116</text:p>
          </table:table-cell>
          <table:table-cell office:value-type="float" office:value="-9.1185327" calcext:value-type="float">
            <text:p>-9.1185327</text:p>
          </table:table-cell>
          <table:table-cell office:value-type="float" office:value="-8.9595454" calcext:value-type="float">
            <text:p>-8.959545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4.939729" calcext:value-type="float">
            <text:p>-14.939729</text:p>
          </table:table-cell>
          <table:table-cell office:value-type="float" office:value="-13.994976" calcext:value-type="float">
            <text:p>-13.994976</text:p>
          </table:table-cell>
          <table:table-cell office:value-type="float" office:value="-13.270609" calcext:value-type="float">
            <text:p>-13.270609</text:p>
          </table:table-cell>
          <table:table-cell office:value-type="float" office:value="-12.70284" calcext:value-type="float">
            <text:p>-12.70284</text:p>
          </table:table-cell>
          <table:table-cell office:value-type="float" office:value="-12.255012" calcext:value-type="float">
            <text:p>-12.25501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7774294" calcext:value-type="float">
            <text:p>-8.7774294</text:p>
          </table:table-cell>
          <table:table-cell office:value-type="float" office:value="-8.5751702" calcext:value-type="float">
            <text:p>-8.5751702</text:p>
          </table:table-cell>
          <table:table-cell office:value-type="float" office:value="-8.2509748" calcext:value-type="float">
            <text:p>-8.2509748</text:p>
          </table:table-cell>
          <table:table-cell office:value-type="float" office:value="-7.9140809" calcext:value-type="float">
            <text:p>-7.9140809</text:p>
          </table:table-cell>
          <table:table-cell office:value-type="float" office:value="-7.5962674" calcext:value-type="float">
            <text:p>-7.596267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1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O(21)H(10)CA(4)SI(6)/(2)</text:p>
          </table:table-cell>
          <table:table-cell office:value-type="float" office:value="245.69717" calcext:value-type="float">
            <text:p>245.69717</text:p>
          </table:table-cell>
          <table:table-cell office:value-type="float" office:value="-22.664269" calcext:value-type="float">
            <text:p>-22.664269</text:p>
          </table:table-cell>
          <table:table-cell office:value-type="float" office:value="-21.556946" calcext:value-type="float">
            <text:p>-21.556946</text:p>
          </table:table-cell>
          <table:table-cell office:value-type="float" office:value="-20.242608" calcext:value-type="float">
            <text:p>-20.242608</text:p>
          </table:table-cell>
          <table:table-cell office:value-type="float" office:value="-18.991392" calcext:value-type="float">
            <text:p>-18.991392</text:p>
          </table:table-cell>
          <table:table-cell office:value-type="float" office:value="-17.867664" calcext:value-type="float">
            <text:p>-17.86766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O(19)H(2)CA(6)SI(6)</text:p>
          </table:table-cell>
          <table:table-cell office:value-type="float" office:value="278.30868" calcext:value-type="float">
            <text:p>278.30868</text:p>
          </table:table-cell>
          <table:table-cell office:value-type="float" office:value="-97.186786" calcext:value-type="float">
            <text:p>-97.186786</text:p>
          </table:table-cell>
          <table:table-cell office:value-type="float" office:value="-89.753839" calcext:value-type="float">
            <text:p>-89.753839</text:p>
          </table:table-cell>
          <table:table-cell office:value-type="float" office:value="-82.646452" calcext:value-type="float">
            <text:p>-82.646452</text:p>
          </table:table-cell>
          <table:table-cell office:value-type="float" office:value="-76.255861" calcext:value-type="float">
            <text:p>-76.255861</text:p>
          </table:table-cell>
          <table:table-cell office:value-type="float" office:value="-70.593455" calcext:value-type="float">
            <text:p>-70.59345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3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O(55)H(42)CA(10)SI(12)/(2)</text:p>
          </table:table-cell>
          <table:table-cell office:value-type="float" office:value="236.27683" calcext:value-type="float">
            <text:p>236.27683</text:p>
          </table:table-cell>
          <table:table-cell office:value-type="float" office:value="-64.651801" calcext:value-type="float">
            <text:p>-64.651801</text:p>
          </table:table-cell>
          <table:table-cell office:value-type="float" office:value="-61.415046" calcext:value-type="float">
            <text:p>-61.415046</text:p>
          </table:table-cell>
          <table:table-cell office:value-type="float" office:value="-57.967801" calcext:value-type="float">
            <text:p>-57.967801</text:p>
          </table:table-cell>
          <table:table-cell office:value-type="float" office:value="-54.805368" calcext:value-type="float">
            <text:p>-54.805368</text:p>
          </table:table-cell>
          <table:table-cell office:value-type="float" office:value="-52.021075" calcext:value-type="float">
            <text:p>-52.02107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O(45)H(22)CA(10)SI(12)/(2)</text:p>
          </table:table-cell>
          <table:table-cell office:value-type="float" office:value="258.55743" calcext:value-type="float">
            <text:p>258.55743</text:p>
          </table:table-cell>
          <table:table-cell office:value-type="float" office:value="-68.262363" calcext:value-type="float">
            <text:p>-68.262363</text:p>
          </table:table-cell>
          <table:table-cell office:value-type="float" office:value="-64.021022" calcext:value-type="float">
            <text:p>-64.021022</text:p>
          </table:table-cell>
          <table:table-cell office:value-type="float" office:value="-59.667179" calcext:value-type="float">
            <text:p>-59.667179</text:p>
          </table:table-cell>
          <table:table-cell office:value-type="float" office:value="-55.679518" calcext:value-type="float">
            <text:p>-55.679518</text:p>
          </table:table-cell>
          <table:table-cell office:value-type="float" office:value="-52.138084" calcext:value-type="float">
            <text:p>-52.13808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5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O(23)H(6)CA(8)SI(6)/(2)</text:p>
          </table:table-cell>
          <table:table-cell office:value-type="float" office:value="268.62909" calcext:value-type="float">
            <text:p>268.62909</text:p>
          </table:table-cell>
          <table:table-cell office:value-type="float" office:value="-70.416401" calcext:value-type="float">
            <text:p>-70.416401</text:p>
          </table:table-cell>
          <table:table-cell office:value-type="float" office:value="-65.177687" calcext:value-type="float">
            <text:p>-65.177687</text:p>
          </table:table-cell>
          <table:table-cell office:value-type="float" office:value="-60.37821" calcext:value-type="float">
            <text:p>-60.37821</text:p>
          </table:table-cell>
          <table:table-cell office:value-type="float" office:value="-56.153431" calcext:value-type="float">
            <text:p>-56.153431</text:p>
          </table:table-cell>
          <table:table-cell office:value-type="float" office:value="-52.462092" calcext:value-type="float">
            <text:p>-52.46209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6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O(32)H(22)CA(9)SI(6)</text:p>
          </table:table-cell>
          <table:table-cell office:value-type="float" office:value="232.98773" calcext:value-type="float">
            <text:p>232.98773</text:p>
          </table:table-cell>
          <table:table-cell office:value-type="float" office:value="-156.23752" calcext:value-type="float">
            <text:p>-156.23752</text:p>
          </table:table-cell>
          <table:table-cell office:value-type="float" office:value="-145.82465" calcext:value-type="float">
            <text:p>-145.82465</text:p>
          </table:table-cell>
          <table:table-cell office:value-type="float" office:value="-136.39241" calcext:value-type="float">
            <text:p>-136.39241</text:p>
          </table:table-cell>
          <table:table-cell office:value-type="float" office:value="-128.18345" calcext:value-type="float">
            <text:p>-128.18345</text:p>
          </table:table-cell>
          <table:table-cell office:value-type="float" office:value="-121.09314" calcext:value-type="float">
            <text:p>-121.09314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7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O(10)H(6)CA(3)SI(2)</text:p>
          </table:table-cell>
          <table:table-cell office:value-type="float" office:value="264.37273" calcext:value-type="float">
            <text:p>264.37273</text:p>
          </table:table-cell>
          <table:table-cell office:value-type="float" office:value="-52.674057" calcext:value-type="float">
            <text:p>-52.674057</text:p>
          </table:table-cell>
          <table:table-cell office:value-type="float" office:value="-48.913663" calcext:value-type="float">
            <text:p>-48.913663</text:p>
          </table:table-cell>
          <table:table-cell office:value-type="float" office:value="-45.510331" calcext:value-type="float">
            <text:p>-45.510331</text:p>
          </table:table-cell>
          <table:table-cell office:value-type="float" office:value="-42.539583" calcext:value-type="float">
            <text:p>-42.539583</text:p>
          </table:table-cell>
          <table:table-cell office:value-type="float" office:value="-39.962362" calcext:value-type="float">
            <text:p>-39.96236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8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O(31)H(14)CA(12)SI(6)/(6)</text:p>
          </table:table-cell>
          <table:table-cell office:value-type="float" office:value="266.26412" calcext:value-type="float">
            <text:p>266.26412</text:p>
          </table:table-cell>
          <table:table-cell office:value-type="float" office:value="-39.630956" calcext:value-type="float">
            <text:p>-39.630956</text:p>
          </table:table-cell>
          <table:table-cell office:value-type="float" office:value="-36.417357" calcext:value-type="float">
            <text:p>-36.417357</text:p>
          </table:table-cell>
          <table:table-cell office:value-type="float" office:value="-33.577999" calcext:value-type="float">
            <text:p>-33.577999</text:p>
          </table:table-cell>
          <table:table-cell office:value-type="float" office:value="-31.110601" calcext:value-type="float">
            <text:p>-31.110601</text:p>
          </table:table-cell>
          <table:table-cell office:value-type="float" office:value="-28.964345" calcext:value-type="float">
            <text:p>-28.964345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O(34)H(6)CA(7)SI(12)</text:p>
          </table:table-cell>
          <table:table-cell office:value-type="float" office:value="243.89113" calcext:value-type="float">
            <text:p>243.89113</text:p>
          </table:table-cell>
          <table:table-cell office:value-type="float" office:value="-78.06211" calcext:value-type="float">
            <text:p>-78.06211</text:p>
          </table:table-cell>
          <table:table-cell office:value-type="float" office:value="-73.897933" calcext:value-type="float">
            <text:p>-73.897933</text:p>
          </table:table-cell>
          <table:table-cell office:value-type="float" office:value="-68.763021" calcext:value-type="float">
            <text:p>-68.763021</text:p>
          </table:table-cell>
          <table:table-cell office:value-type="float" office:value="-63.774067" calcext:value-type="float">
            <text:p>-63.774067</text:p>
          </table:table-cell>
          <table:table-cell office:value-type="float" office:value="-59.216653" calcext:value-type="float">
            <text:p>-59.216653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0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O(8)H(6)CA(1)SI(2)</text:p>
          </table:table-cell>
          <table:table-cell office:value-type="float" office:value="242.99673" calcext:value-type="float">
            <text:p>242.99673</text:p>
          </table:table-cell>
          <table:table-cell office:value-type="float" office:value="-67.031228" calcext:value-type="float">
            <text:p>-67.031228</text:p>
          </table:table-cell>
          <table:table-cell office:value-type="float" office:value="-62.301544" calcext:value-type="float">
            <text:p>-62.301544</text:p>
          </table:table-cell>
          <table:table-cell office:value-type="float" office:value="-58.081754" calcext:value-type="float">
            <text:p>-58.081754</text:p>
          </table:table-cell>
          <table:table-cell office:value-type="float" office:value="-54.410826" calcext:value-type="float">
            <text:p>-54.410826</text:p>
          </table:table-cell>
          <table:table-cell office:value-type="float" office:value="-51.22842" calcext:value-type="float">
            <text:p>-51.22842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1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O(13)H(6)CA(6)SI(2)</text:p>
          </table:table-cell>
          <table:table-cell office:value-type="float" office:value="292.85067" calcext:value-type="float">
            <text:p>292.85067</text:p>
          </table:table-cell>
          <table:table-cell office:value-type="float" office:value="-123.23532" calcext:value-type="float">
            <text:p>-123.23532</text:p>
          </table:table-cell>
          <table:table-cell office:value-type="float" office:value="-113.56427" calcext:value-type="float">
            <text:p>-113.56427</text:p>
          </table:table-cell>
          <table:table-cell office:value-type="float" office:value="-105.19134" calcext:value-type="float">
            <text:p>-105.19134</text:p>
          </table:table-cell>
          <table:table-cell office:value-type="float" office:value="-97.9949" calcext:value-type="float">
            <text:p>-97.9949</text:p>
          </table:table-cell>
          <table:table-cell office:value-type="float" office:value="-91.781309" calcext:value-type="float">
            <text:p>-91.78130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2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O(2)H(2)CA(1)</text:p>
          </table:table-cell>
          <table:table-cell office:value-type="float" office:value="2241.1373" calcext:value-type="float">
            <text:p>2241.1373</text:p>
          </table:table-cell>
          <table:table-cell office:value-type="float" office:value="-24.606504" calcext:value-type="float">
            <text:p>-24.606504</text:p>
          </table:table-cell>
          <table:table-cell office:value-type="float" office:value="-22.558588" calcext:value-type="float">
            <text:p>-22.558588</text:p>
          </table:table-cell>
          <table:table-cell office:value-type="float" office:value="-20.803274" calcext:value-type="float">
            <text:p>-20.803274</text:p>
          </table:table-cell>
          <table:table-cell office:value-type="float" office:value="-19.281774" calcext:value-type="float">
            <text:p>-19.281774</text:p>
          </table:table-cell>
          <table:table-cell office:value-type="float" office:value="-17.947349" calcext:value-type="float">
            <text:p>-17.947349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V.THR_0013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O(2)SI(1)</text:p>
          </table:table-cell>
          <table:table-cell office:value-type="float" office:value="2647.9947" calcext:value-type="float">
            <text:p>2647.9947</text:p>
          </table:table-cell>
          <table:table-cell office:value-type="float" office:value="4.6413383" calcext:value-type="float">
            <text:p>4.6413383</text:p>
          </table:table-cell>
          <table:table-cell office:value-type="float" office:value="4.0083526" calcext:value-type="float">
            <text:p>4.0083526</text:p>
          </table:table-cell>
          <table:table-cell office:value-type="float" office:value="3.6081647" calcext:value-type="float">
            <text:p>3.6081647</text:p>
          </table:table-cell>
          <table:table-cell office:value-type="float" office:value="3.317097" calcext:value-type="float">
            <text:p>3.317097</text:p>
          </table:table-cell>
          <table:table-cell office:value-type="float" office:value="3.0868095" calcext:value-type="float">
            <text:p>3.0868095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THERMODDEM, ONLINE DATA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0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Amorphous_silica</text:p>
          </table:table-cell>
          <table:table-cell office:value-type="string" calcext:value-type="string">
            <text:p>SiO2</text:p>
          </table:table-cell>
          <table:table-cell office:value-type="float" office:value="29" calcext:value-type="float">
            <text:p>29</text:p>
          </table:table-cell>
          <table:table-cell office:value-type="float" office:value="2.924" calcext:value-type="float">
            <text:p>2.924</text:p>
          </table:table-cell>
          <table:table-cell office:value-type="float" office:value="2.702" calcext:value-type="float">
            <text:p>2.702</text:p>
          </table:table-cell>
          <table:table-cell office:value-type="float" office:value="2.455" calcext:value-type="float">
            <text:p>2.455</text:p>
          </table:table-cell>
          <table:table-cell office:value-type="float" office:value="2.232" calcext:value-type="float">
            <text:p>2.232</text:p>
          </table:table-cell>
          <table:table-cell office:value-type="float" office:value="2.01" calcext:value-type="float">
            <text:p>2.01</text:p>
          </table:table-cell>
          <table:table-cell office:value-type="float" office:value="1.829" calcext:value-type="float">
            <text:p>1.829</text:p>
          </table:table-cell>
          <table:table-cell office:value-type="float" office:value="1.673" calcext:value-type="float">
            <text:p>1.673</text:p>
          </table:table-cell>
          <table:table-cell office:value-type="float" office:value="1.532" calcext:value-type="float">
            <text:p>1.532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29.53" calcext:value-type="float">
            <text:p>129.53</text:p>
          </table:table-cell>
          <table:table-cell office:value-type="float" office:value="-53.771" calcext:value-type="float">
            <text:p>-53.771</text:p>
          </table:table-cell>
          <table:table-cell office:value-type="float" office:value="-49.422" calcext:value-type="float">
            <text:p>-49.422</text:p>
          </table:table-cell>
          <table:table-cell office:value-type="float" office:value="-44.519" calcext:value-type="float">
            <text:p>-44.519</text:p>
          </table:table-cell>
          <table:table-cell office:value-type="float" office:value="-40.145" calcext:value-type="float">
            <text:p>-40.145</text:p>
          </table:table-cell>
          <table:table-cell office:value-type="float" office:value="-35.935" calcext:value-type="float">
            <text:p>-35.935</text:p>
          </table:table-cell>
          <table:table-cell office:value-type="float" office:value="-32.653" calcext:value-type="float">
            <text:p>-32.653</text:p>
          </table:table-cell>
          <table:table-cell office:value-type="float" office:value="-29.961" calcext:value-type="float">
            <text:p>-29.961</text:p>
          </table:table-cell>
          <table:table-cell office:value-type="float" office:value="-27.605" calcext:value-type="float">
            <text:p>-27.605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CSH_0.8</text:p>
          </table:table-cell>
          <table:table-cell office:value-type="string" calcext:value-type="string">
            <text:p>(CaO)4/5(SiO2)(H2O)154/100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27" calcext:value-type="float">
            <text:p>-11.827</text:p>
          </table:table-cell>
          <table:table-cell office:value-type="float" office:value="-11.05" calcext:value-type="float">
            <text:p>-11.05</text:p>
          </table:table-cell>
          <table:table-cell office:value-type="float" office:value="-10.195" calcext:value-type="float">
            <text:p>-10.195</text:p>
          </table:table-cell>
          <table:table-cell office:value-type="float" office:value="-9.455" calcext:value-type="float">
            <text:p>-9.455</text:p>
          </table:table-cell>
          <table:table-cell office:value-type="float" office:value="-8.773" calcext:value-type="float">
            <text:p>-8.773</text:p>
          </table:table-cell>
          <table:table-cell office:value-type="float" office:value="-8.265" calcext:value-type="float">
            <text:p>-8.265</text:p>
          </table:table-cell>
          <table:table-cell office:value-type="float" office:value="-7.861" calcext:value-type="float">
            <text:p>-7.861</text:p>
          </table:table-cell>
          <table:table-cell office:value-type="float" office:value="-7.51" calcext:value-type="float">
            <text:p>-7.5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CSH_1.2</text:p>
          </table:table-cell>
          <table:table-cell office:value-type="string" calcext:value-type="string">
            <text:p>(CaO)6/5(SiO2)(H2O)206/100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4" calcext:value-type="float">
            <text:p>-20.74</text:p>
          </table:table-cell>
          <table:table-cell office:value-type="float" office:value="-19.301" calcext:value-type="float">
            <text:p>-19.301</text:p>
          </table:table-cell>
          <table:table-cell office:value-type="float" office:value="-17.7" calcext:value-type="float">
            <text:p>-17.7</text:p>
          </table:table-cell>
          <table:table-cell office:value-type="float" office:value="-16.295" calcext:value-type="float">
            <text:p>-16.295</text:p>
          </table:table-cell>
          <table:table-cell office:value-type="float" office:value="-14.971" calcext:value-type="float">
            <text:p>-14.971</text:p>
          </table:table-cell>
          <table:table-cell office:value-type="float" office:value="-13.961" calcext:value-type="float">
            <text:p>-13.961</text:p>
          </table:table-cell>
          <table:table-cell office:value-type="float" office:value="-13.147" calcext:value-type="float">
            <text:p>-13.147</text:p>
          </table:table-cell>
          <table:table-cell office:value-type="float" office:value="-12.438" calcext:value-type="float">
            <text:p>-12.43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CSH_1.6</text:p>
          </table:table-cell>
          <table:table-cell office:value-type="string" calcext:value-type="string">
            <text:p>(CaO)8/5(SiO2)(H2O)258/100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65" calcext:value-type="float">
            <text:p>-30.165</text:p>
          </table:table-cell>
          <table:table-cell office:value-type="float" office:value="-28.002" calcext:value-type="float">
            <text:p>-28.002</text:p>
          </table:table-cell>
          <table:table-cell office:value-type="float" office:value="-25.589" calcext:value-type="float">
            <text:p>-25.589</text:p>
          </table:table-cell>
          <table:table-cell office:value-type="float" office:value="-23.466" calcext:value-type="float">
            <text:p>-23.466</text:p>
          </table:table-cell>
          <table:table-cell office:value-type="float" office:value="-21.458" calcext:value-type="float">
            <text:p>-21.458</text:p>
          </table:table-cell>
          <table:table-cell office:value-type="float" office:value="-19.923" calcext:value-type="float">
            <text:p>-19.923</text:p>
          </table:table-cell>
          <table:table-cell office:value-type="float" office:value="-18.684" calcext:value-type="float">
            <text:p>-18.684</text:p>
          </table:table-cell>
          <table:table-cell office:value-type="float" office:value="-17.611" calcext:value-type="float">
            <text:p>-17.61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25.74" calcext:value-type="float">
            <text:p>25.74</text:p>
          </table:table-cell>
          <table:table-cell office:value-type="float" office:value="3.427" calcext:value-type="float">
            <text:p>3.427</text:p>
          </table:table-cell>
          <table:table-cell office:value-type="float" office:value="3.163" calcext:value-type="float">
            <text:p>3.163</text:p>
          </table:table-cell>
          <table:table-cell office:value-type="float" office:value="2.858" calcext:value-type="float">
            <text:p>2.858</text:p>
          </table:table-cell>
          <table:table-cell office:value-type="float" office:value="2.577" calcext:value-type="float">
            <text:p>2.577</text:p>
          </table:table-cell>
          <table:table-cell office:value-type="float" office:value="2.296" calcext:value-type="float">
            <text:p>2.296</text:p>
          </table:table-cell>
          <table:table-cell office:value-type="float" office:value="2.069" calcext:value-type="float">
            <text:p>2.069</text:p>
          </table:table-cell>
          <table:table-cell office:value-type="float" office:value="1.88" calcext:value-type="float">
            <text:p>1.88</text:p>
          </table:table-cell>
          <table:table-cell office:value-type="float" office:value="1.716" calcext:value-type="float">
            <text:p>1.71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Cristobalite,beta</text:p>
          </table:table-cell>
          <table:table-cell office:value-type="string" calcext:value-type="string">
            <text:p>SiO2</text:p>
          </table:table-cell>
          <table:table-cell office:value-type="float" office:value="27.44" calcext:value-type="float">
            <text:p>27.44</text:p>
          </table:table-cell>
          <table:table-cell office:value-type="float" office:value="3.379" calcext:value-type="float">
            <text:p>3.379</text:p>
          </table:table-cell>
          <table:table-cell office:value-type="float" office:value="3.107" calcext:value-type="float">
            <text:p>3.107</text:p>
          </table:table-cell>
          <table:table-cell office:value-type="float" office:value="2.803" calcext:value-type="float">
            <text:p>2.803</text:p>
          </table:table-cell>
          <table:table-cell office:value-type="float" office:value="2.531" calcext:value-type="float">
            <text:p>2.531</text:p>
          </table:table-cell>
          <table:table-cell office:value-type="float" office:value="2.266" calcext:value-type="float">
            <text:p>2.266</text:p>
          </table:table-cell>
          <table:table-cell office:value-type="float" office:value="2.055" calcext:value-type="float">
            <text:p>2.055</text:p>
          </table:table-cell>
          <table:table-cell office:value-type="float" office:value="1.879" calcext:value-type="float">
            <text:p>1.879</text:p>
          </table:table-cell>
          <table:table-cell office:value-type="float" office:value="1.726" calcext:value-type="float">
            <text:p>1.72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Ca9Si6H22O32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514" calcext:value-type="float">
            <text:p>-159.514</text:p>
          </table:table-cell>
          <table:table-cell office:value-type="float" office:value="-147.338" calcext:value-type="float">
            <text:p>-147.338</text:p>
          </table:table-cell>
          <table:table-cell office:value-type="float" office:value="-133.699" calcext:value-type="float">
            <text:p>-133.699</text:p>
          </table:table-cell>
          <table:table-cell office:value-type="float" office:value="-121.632" calcext:value-type="float">
            <text:p>-121.632</text:p>
          </table:table-cell>
          <table:table-cell office:value-type="float" office:value="-110.139" calcext:value-type="float">
            <text:p>-110.139</text:p>
          </table:table-cell>
          <table:table-cell office:value-type="float" office:value="-101.278" calcext:value-type="float">
            <text:p>-101.278</text:p>
          </table:table-cell>
          <table:table-cell office:value-type="float" office:value="-94.076" calcext:value-type="float">
            <text:p>-94.076</text:p>
          </table:table-cell>
          <table:table-cell office:value-type="float" office:value="-87.799" calcext:value-type="float">
            <text:p>-87.79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52" calcext:value-type="float">
            <text:p>-9.852</text:p>
          </table:table-cell>
          <table:table-cell office:value-type="float" office:value="-9.179" calcext:value-type="float">
            <text:p>-9.179</text:p>
          </table:table-cell>
          <table:table-cell office:value-type="float" office:value="-8.478" calcext:value-type="float">
            <text:p>-8.478</text:p>
          </table:table-cell>
          <table:table-cell office:value-type="float" office:value="-7.916" calcext:value-type="float">
            <text:p>-7.916</text:p>
          </table:table-cell>
          <table:table-cell office:value-type="float" office:value="-7.444" calcext:value-type="float">
            <text:p>-7.444</text:p>
          </table:table-cell>
          <table:table-cell office:value-type="float" office:value="-7.124" calcext:value-type="float">
            <text:p>-7.124</text:p>
          </table:table-cell>
          <table:table-cell office:value-type="float" office:value="-6.887" calcext:value-type="float">
            <text:p>-6.887</text:p>
          </table:table-cell>
          <table:table-cell office:value-type="float" office:value="-6.679" calcext:value-type="float">
            <text:p>-6.6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33.056" calcext:value-type="float">
            <text:p>33.056</text:p>
          </table:table-cell>
          <table:table-cell office:value-type="float" office:value="-24.905" calcext:value-type="float">
            <text:p>-24.905</text:p>
          </table:table-cell>
          <table:table-cell office:value-type="float" office:value="-22.812" calcext:value-type="float">
            <text:p>-22.812</text:p>
          </table:table-cell>
          <table:table-cell office:value-type="float" office:value="-20.429" calcext:value-type="float">
            <text:p>-20.429</text:p>
          </table:table-cell>
          <table:table-cell office:value-type="float" office:value="-18.271" calcext:value-type="float">
            <text:p>-18.271</text:p>
          </table:table-cell>
          <table:table-cell office:value-type="float" office:value="-16.158" calcext:value-type="float">
            <text:p>-16.158</text:p>
          </table:table-cell>
          <table:table-cell office:value-type="float" office:value="-14.481" calcext:value-type="float">
            <text:p>-14.481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1.876" calcext:value-type="float">
            <text:p>-11.8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office:value-type="float" office:value="3.74" calcext:value-type="float">
            <text:p>3.74</text:p>
          </table:table-cell>
          <table:table-cell office:value-type="float" office:value="3.349" calcext:value-type="float">
            <text:p>3.349</text:p>
          </table:table-cell>
          <table:table-cell office:value-type="float" office:value="2.991" calcext:value-type="float">
            <text:p>2.991</text:p>
          </table:table-cell>
          <table:table-cell office:value-type="float" office:value="2.635" calcext:value-type="float">
            <text:p>2.635</text:p>
          </table:table-cell>
          <table:table-cell office:value-type="float" office:value="2.351" calcext:value-type="float">
            <text:p>2.351</text:p>
          </table:table-cell>
          <table:table-cell office:value-type="float" office:value="2.117" calcext:value-type="float">
            <text:p>2.117</text:p>
          </table:table-cell>
          <table:table-cell office:value-type="float" office:value="1.918" calcext:value-type="float">
            <text:p>1.91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Quartz,beta</text:p>
          </table:table-cell>
          <table:table-cell office:value-type="string" calcext:value-type="string">
            <text:p>SiO2</text:p>
          </table:table-cell>
          <table:table-cell office:value-type="float" office:value="23.09" calcext:value-type="float">
            <text:p>23.09</text:p>
          </table:table-cell>
          <table:table-cell table:number-columns-repeated="8" office:value-type="float" office:value="3.079" calcext:value-type="float">
            <text:p>3.079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286.19" calcext:value-type="float">
            <text:p>286.19</text:p>
          </table:table-cell>
          <table:table-cell office:value-type="float" office:value="-71.584" calcext:value-type="float">
            <text:p>-71.584</text:p>
          </table:table-cell>
          <table:table-cell office:value-type="float" office:value="-65.578" calcext:value-type="float">
            <text:p>-65.578</text:p>
          </table:table-cell>
          <table:table-cell office:value-type="float" office:value="-58.782" calcext:value-type="float">
            <text:p>-58.782</text:p>
          </table:table-cell>
          <table:table-cell office:value-type="float" office:value="-52.693" calcext:value-type="float">
            <text:p>-52.693</text:p>
          </table:table-cell>
          <table:table-cell office:value-type="float" office:value="-46.806" calcext:value-type="float">
            <text:p>-46.806</text:p>
          </table:table-cell>
          <table:table-cell office:value-type="float" office:value="-42.186" calcext:value-type="float">
            <text:p>-42.186</text:p>
          </table:table-cell>
          <table:table-cell office:value-type="float" office:value="-38.364" calcext:value-type="float">
            <text:p>-38.364</text:p>
          </table:table-cell>
          <table:table-cell office:value-type="float" office:value="-34.978" calcext:value-type="float">
            <text:p>-34.978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941" calcext:value-type="float">
            <text:p>-67.941</text:p>
          </table:table-cell>
          <table:table-cell office:value-type="float" office:value="-62.944" calcext:value-type="float">
            <text:p>-62.944</text:p>
          </table:table-cell>
          <table:table-cell office:value-type="float" office:value="-57.397" calcext:value-type="float">
            <text:p>-57.397</text:p>
          </table:table-cell>
          <table:table-cell office:value-type="float" office:value="-52.554" calcext:value-type="float">
            <text:p>-52.554</text:p>
          </table:table-cell>
          <table:table-cell office:value-type="float" office:value="-48.02" calcext:value-type="float">
            <text:p>-48.02</text:p>
          </table:table-cell>
          <table:table-cell office:value-type="float" office:value="-44.581" calcext:value-type="float">
            <text:p>-44.581</text:p>
          </table:table-cell>
          <table:table-cell office:value-type="float" office:value="-41.81" calcext:value-type="float">
            <text:p>-41.81</text:p>
          </table:table-cell>
          <table:table-cell office:value-type="float" office:value="-39.376" calcext:value-type="float">
            <text:p>-39.376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37" calcext:value-type="float">
            <text:p>-100.537</text:p>
          </table:table-cell>
          <table:table-cell office:value-type="float" office:value="-91.335" calcext:value-type="float">
            <text:p>-91.335</text:p>
          </table:table-cell>
          <table:table-cell office:value-type="float" office:value="-80.786" calcext:value-type="float">
            <text:p>-80.786</text:p>
          </table:table-cell>
          <table:table-cell office:value-type="float" office:value="-71.17" calcext:value-type="float">
            <text:p>-71.17</text:p>
          </table:table-cell>
          <table:table-cell office:value-type="float" office:value="-61.686" calcext:value-type="float">
            <text:p>-61.686</text:p>
          </table:table-cell>
          <table:table-cell office:value-type="float" office:value="-54.096" calcext:value-type="float">
            <text:p>-54.096</text:p>
          </table:table-cell>
          <table:table-cell office:value-type="float" office:value="-47.737" calcext:value-type="float">
            <text:p>-47.737</text:p>
          </table:table-cell>
          <table:table-cell office:value-type="float" office:value="-42.104" calcext:value-type="float">
            <text:p>-42.104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9.93" calcext:value-type="float">
            <text:p>39.93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4.024" calcext:value-type="float">
            <text:p>-14.024</text:p>
          </table:table-cell>
          <table:table-cell office:value-type="float" office:value="-12.404" calcext:value-type="float">
            <text:p>-12.404</text:p>
          </table:table-cell>
          <table:table-cell office:value-type="float" office:value="-10.927" calcext:value-type="float">
            <text:p>-10.927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29" calcext:value-type="float">
            <text:p>-8.29</text:p>
          </table:table-cell>
          <table:table-cell office:value-type="float" office:value="-7.293" calcext:value-type="float">
            <text:p>-7.293</text:p>
          </table:table-cell>
          <table:table-cell office:value-type="float" office:value="-6.399" calcext:value-type="float">
            <text:p>-6.399</text:p>
          </table:table-cell>
          <table:table-cell table:number-columns-repeated="243"/>
        </table:table-row>
        <table:named-expressions>
          <table:named-expression table:name="Print_Area" table:base-cell-address="$csh_blanc.$A$1" table:expression="#REF!"/>
          <table:named-expression table:name="Sheet_Title" table:base-cell-address="$csh_blanc.$A$1" table:expression="&quot;logk_csh_blanc.dtb&quot;"/>
        </table:named-expressions>
      </table:table>
      <table:table table:name="csh_blanc_vs_ctdp" table:style-name="ta1"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8" table:number-columns-repeated="245" table:default-cell-style-name="Default"/>
        <table:table-row table:style-name="ro1">
          <table:table-cell office:value-type="string" calcext:value-type="string">
            <text:p>! logk_csh_blanc_25c.dtb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dgC 25.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bar 1.0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SPECIES LOG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+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53</text:p>
          </table:table-cell>
          <table:table-cell table:number-columns-repeated="2" office:value-type="string" calcext:value-type="string">
            <text:p>H+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67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O2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21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OH+</text:p>
          </table:table-cell>
          <table:table-cell office:value-type="float" office:value="-12.833171" calcext:value-type="float">
            <text:p>-12.83317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073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SiO3-</text:p>
          </table:table-cell>
          <table:table-cell office:value-type="float" office:value="-9.5852441" calcext:value-type="float">
            <text:p>-9.585244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137</text:p>
          </table:table-cell>
          <table:table-cell table:number-columns-repeated="2" office:value-type="string" calcext:value-type="string">
            <text:p>OH-</text:p>
          </table:table-cell>
          <table:table-cell office:value-type="float" office:value="-13.994976" calcext:value-type="float">
            <text:p>-13.99497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0262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HSiO3+</text:p>
          </table:table-cell>
          <table:table-cell office:value-type="float" office:value="-8.5751702" calcext:value-type="float">
            <text:p>-8.575170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/>
          <table:table-cell office:value-type="float" office:value="-23.66685" calcext:value-type="float">
            <text:p>-23.6668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/>
          <table:table-cell office:value-type="float" office:value="-93.36028" calcext:value-type="float">
            <text:p>-93.3602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/>
          <table:table-cell office:value-type="float" office:value="-65.31395" calcext:value-type="float">
            <text:p>-65.3139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/>
          <table:table-cell office:value-type="float" office:value="-67.1178" calcext:value-type="float">
            <text:p>-67.1178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/>
          <table:table-cell office:value-type="float" office:value="-60.53235" calcext:value-type="float">
            <text:p>-60.53235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/>
          <table:table-cell office:value-type="float" office:value="-10.88541" calcext:value-type="float">
            <text:p>-10.8854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office:value-type="float" office:value="0" calcext:value-type="float">
            <text:p>0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3.74629" calcext:value-type="float">
            <text:p>3.74629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18738" calcext:value-type="float">
            <text:p>3.18738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END <text:s/>SPECI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!_</text:p>
          </table:table-cell>
          <table:table-cell table:number-columns-repeated="3" office:value-type="string" calcext:value-type="string">
            <text:p>_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100C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247"/>
        </table:table-row>
        <table:named-expressions>
          <table:named-expression table:name="Print_Area" table:base-cell-address="$csh_blanc_vs_ctdp.$A$1" table:expression="#REF!"/>
          <table:named-expression table:name="Sheet_Title" table:base-cell-address="$csh_blanc_vs_ctdp.$A$1" table:expression="&quot;logk_csh_blanc_25c.dtb&quot;"/>
        </table:named-expressions>
      </table:table>
      <table:table table:name="cemdata07_phreeqc" table:style-name="ta1">
        <table:table-column table:style-name="co7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H4(g)</text:p>
          </table:table-cell>
          <table:table-cell office:value-type="float" office:value="-2.8565" calcext:value-type="float">
            <text:p>-2.8565</text:p>
          </table:table-cell>
          <table:table-cell office:value-type="float" office:value="-2.606" calcext:value-type="float">
            <text:p>-2.606</text:p>
          </table:table-cell>
          <table:table-cell office:value-type="float" office:value="-2.864" calcext:value-type="float">
            <text:p>-2.864</text:p>
          </table:table-cell>
          <table:table-cell office:value-type="float" office:value="-3" calcext:value-type="float">
            <text:p>-3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027" calcext:value-type="float">
            <text:p>-3.027</text:p>
          </table:table-cell>
          <table:table-cell office:value-type="float" office:value="-89.63393582234" calcext:value-type="float">
            <text:p>-89.63393582234</text:p>
          </table:table-cell>
          <table:table-cell office:value-type="float" office:value="0" calcext:value-type="float">
            <text:p>0</text:p>
          </table:table-cell>
          <table:table-cell office:value-type="float" office:value="4440.29675525994" calcext:value-type="float">
            <text:p>4440.29675525994</text:p>
          </table:table-cell>
          <table:table-cell office:value-type="float" office:value="29.0478933816" calcext:value-type="float">
            <text:p>29.047893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(g)</text:p>
          </table:table-cell>
          <table:table-cell office:value-type="float" office:value="-7.81956" calcext:value-type="float">
            <text:p>-7.81956</text:p>
          </table:table-cell>
          <table:table-cell office:value-type="float" office:value="-7.674" calcext:value-type="float">
            <text:p>-7.674</text:p>
          </table:table-cell>
          <table:table-cell office:value-type="float" office:value="-7.814" calcext:value-type="float">
            <text:p>-7.814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169" calcext:value-type="float">
            <text:p>-8.169</text:p>
          </table:table-cell>
          <table:table-cell office:value-type="float" office:value="-8.368" calcext:value-type="float">
            <text:p>-8.368</text:p>
          </table:table-cell>
          <table:table-cell office:value-type="float" office:value="41.87683954485" calcext:value-type="float">
            <text:p>41.87683954485</text:p>
          </table:table-cell>
          <table:table-cell office:value-type="float" office:value="0" calcext:value-type="float">
            <text:p>0</text:p>
          </table:table-cell>
          <table:table-cell office:value-type="float" office:value="-1740.14204852581" calcext:value-type="float">
            <text:p>-1740.14204852581</text:p>
          </table:table-cell>
          <table:table-cell office:value-type="float" office:value="-17.7229926959" calcext:value-type="float">
            <text:p>-17.722992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(g)</text:p>
          </table:table-cell>
          <table:table-cell office:value-type="float" office:value="-3.10597" calcext:value-type="float">
            <text:p>-3.10597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106" calcext:value-type="float">
            <text:p>-3.106</text:p>
          </table:table-cell>
          <table:table-cell office:value-type="float" office:value="-3.138" calcext:value-type="float">
            <text:p>-3.138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079" calcext:value-type="float">
            <text:p>-3.079</text:p>
          </table:table-cell>
          <table:table-cell office:value-type="float" office:value="-52.09936672097" calcext:value-type="float">
            <text:p>-52.09936672097</text:p>
          </table:table-cell>
          <table:table-cell office:value-type="float" office:value="0" calcext:value-type="float">
            <text:p>0</text:p>
          </table:table-cell>
          <table:table-cell office:value-type="float" office:value="2359.5273665489" calcext:value-type="float">
            <text:p>2359.5273665489</text:p>
          </table:table-cell>
          <table:table-cell office:value-type="float" office:value="16.6015796481" calcext:value-type="float">
            <text:p>16.601579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(g)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" calcext:value-type="float">
            <text:p>-2.879</text:p>
          </table:table-cell>
          <table:table-cell office:value-type="float" office:value="-3.012" calcext:value-type="float">
            <text:p>-3.012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06" calcext:value-type="float">
            <text:p>-3.06</text:p>
          </table:table-cell>
          <table:table-cell office:value-type="float" office:value="-76.6743706369" calcext:value-type="float">
            <text:p>-76.6743706369</text:p>
          </table:table-cell>
          <table:table-cell office:value-type="float" office:value="0" calcext:value-type="float">
            <text:p>0</text:p>
          </table:table-cell>
          <table:table-cell office:value-type="float" office:value="3828.93234444672" calcext:value-type="float">
            <text:p>3828.93234444672</text:p>
          </table:table-cell>
          <table:table-cell office:value-type="float" office:value="24.6329609322" calcext:value-type="float">
            <text:p>24.632960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(g)</text:p>
          </table:table-cell>
          <table:table-cell office:value-type="float" office:value="-8.00993" calcext:value-type="float">
            <text:p>-8.00993</text:p>
          </table:table-cell>
          <table:table-cell office:value-type="float" office:value="-8.058" calcext:value-type="float">
            <text:p>-8.058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22" calcext:value-type="float">
            <text:p>-7.922</text:p>
          </table:table-cell>
          <table:table-cell office:value-type="float" office:value="-7.926" calcext:value-type="float">
            <text:p>-7.926</text:p>
          </table:table-cell>
          <table:table-cell office:value-type="float" office:value="-7.961" calcext:value-type="float">
            <text:p>-7.961</text:p>
          </table:table-cell>
          <table:table-cell office:value-type="float" office:value="37.63799849734" calcext:value-type="float">
            <text:p>37.63799849734</text:p>
          </table:table-cell>
          <table:table-cell office:value-type="float" office:value="0" calcext:value-type="float">
            <text:p>0</text:p>
          </table:table-cell>
          <table:table-cell office:value-type="float" office:value="-2225.98872774971" calcext:value-type="float">
            <text:p>-2225.98872774971</text:p>
          </table:table-cell>
          <table:table-cell office:value-type="float" office:value="-15.4105293036" calcext:value-type="float">
            <text:p>-15.410529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(g)</text:p>
          </table:table-cell>
          <table:table-cell office:value-type="float" office:value="-3.18743" calcext:value-type="float">
            <text:p>-3.18743</text:p>
          </table:table-cell>
          <table:table-cell office:value-type="float" office:value="-2.978" calcext:value-type="float">
            <text:p>-2.978</text:p>
          </table:table-cell>
          <table:table-cell office:value-type="float" office:value="-3.187" calcext:value-type="float">
            <text:p>-3.187</text:p>
          </table:table-cell>
          <table:table-cell office:value-type="float" office:value="-3.293" calcext:value-type="float">
            <text:p>-3.293</text:p>
          </table:table-cell>
          <table:table-cell office:value-type="float" office:value="-3.325" calcext:value-type="float">
            <text:p>-3.325</text:p>
          </table:table-cell>
          <table:table-cell office:value-type="float" office:value="-3.301" calcext:value-type="float">
            <text:p>-3.301</text:p>
          </table:table-cell>
          <table:table-cell office:value-type="float" office:value="-76.72711536033" calcext:value-type="float">
            <text:p>-76.72711536033</text:p>
          </table:table-cell>
          <table:table-cell office:value-type="float" office:value="0" calcext:value-type="float">
            <text:p>0</text:p>
          </table:table-cell>
          <table:table-cell office:value-type="float" office:value="3734.51086475577" calcext:value-type="float">
            <text:p>3734.51086475577</text:p>
          </table:table-cell>
          <table:table-cell office:value-type="float" office:value="24.6580977111" calcext:value-type="float">
            <text:p>24.658097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2am</text:p>
          </table:table-cell>
          <table:table-cell office:value-type="float" office:value="1.475988" calcext:value-type="float">
            <text:p>1.475988</text:p>
          </table:table-cell>
          <table:table-cell office:value-type="float" office:value="1.659" calcext:value-type="float">
            <text:p>1.659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194" calcext:value-type="float">
            <text:p>1.194</text:p>
          </table:table-cell>
          <table:table-cell office:value-type="float" office:value="1.083" calcext:value-type="float">
            <text:p>1.083</text:p>
          </table:table-cell>
          <table:table-cell office:value-type="float" office:value="-2.14181238156" calcext:value-type="float">
            <text:p>-2.14181238156</text:p>
          </table:table-cell>
          <table:table-cell office:value-type="float" office:value="0" calcext:value-type="float">
            <text:p>0</text:p>
          </table:table-cell>
          <table:table-cell office:value-type="float" office:value="664.05554528339" calcext:value-type="float">
            <text:p>664.05554528339</text:p>
          </table:table-cell>
          <table:table-cell office:value-type="float" office:value="0.5620295123" calcext:value-type="float">
            <text:p>0.562029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1</text:p>
          </table:table-cell>
          <table:table-cell office:value-type="float" office:value="-19.1991" calcext:value-type="float">
            <text:p>-19.1991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2" calcext:value-type="float">
            <text:p>-19.2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8.19" calcext:value-type="float">
            <text:p>-18.19</text:p>
          </table:table-cell>
          <table:table-cell office:value-type="float" office:value="240.84653128714" calcext:value-type="float">
            <text:p>240.84653128714</text:p>
          </table:table-cell>
          <table:table-cell office:value-type="float" office:value="0" calcext:value-type="float">
            <text:p>0</text:p>
          </table:table-cell>
          <table:table-cell office:value-type="float" office:value="-13954.2172660849" calcext:value-type="float">
            <text:p>-13954.2172660849</text:p>
          </table:table-cell>
          <table:table-cell office:value-type="float" office:value="-86.1775378224" calcext:value-type="float">
            <text:p>-86.177537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jen</text:p>
          </table:table-cell>
          <table:table-cell office:value-type="float" office:value="-13.1659" calcext:value-type="float">
            <text:p>-13.165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3.47" calcext:value-type="float">
            <text:p>-13.47</text:p>
          </table:table-cell>
          <table:table-cell office:value-type="float" office:value="211.28870953694" calcext:value-type="float">
            <text:p>211.28870953694</text:p>
          </table:table-cell>
          <table:table-cell office:value-type="float" office:value="0" calcext:value-type="float">
            <text:p>0</text:p>
          </table:table-cell>
          <table:table-cell office:value-type="float" office:value="-10574.5126100904" calcext:value-type="float">
            <text:p>-10574.5126100904</text:p>
          </table:table-cell>
          <table:table-cell office:value-type="float" office:value="-76.3734723995" calcext:value-type="float">
            <text:p>-76.37347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2</text:p>
          </table:table-cell>
          <table:table-cell office:value-type="float" office:value="-8.0014" calcext:value-type="float">
            <text:p>-8.0014</text:p>
          </table:table-cell>
          <table:table-cell office:value-type="float" office:value="-8.42" calcext:value-type="float">
            <text:p>-8.4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747" calcext:value-type="float">
            <text:p>-7.747</text:p>
          </table:table-cell>
          <table:table-cell office:value-type="float" office:value="-7.617" calcext:value-type="float">
            <text:p>-7.617</text:p>
          </table:table-cell>
          <table:table-cell office:value-type="float" office:value="-7.58" calcext:value-type="float">
            <text:p>-7.58</text:p>
          </table:table-cell>
          <table:table-cell office:value-type="float" office:value="100.3534418925" calcext:value-type="float">
            <text:p>100.3534418925</text:p>
          </table:table-cell>
          <table:table-cell office:value-type="float" office:value="0" calcext:value-type="float">
            <text:p>0</text:p>
          </table:table-cell>
          <table:table-cell office:value-type="float" office:value="-5814.81586527851" calcext:value-type="float">
            <text:p>-5814.81586527851</text:p>
          </table:table-cell>
          <table:table-cell office:value-type="float" office:value="-35.9075880599" calcext:value-type="float">
            <text:p>-35.907588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22" calcext:value-type="float">
            <text:p>-13.562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4.48530223981" calcext:value-type="float">
            <text:p>154.48530223981</text:p>
          </table:table-cell>
          <table:table-cell office:value-type="float" office:value="0" calcext:value-type="float">
            <text:p>0</text:p>
          </table:table-cell>
          <table:table-cell office:value-type="float" office:value="-8994.12914254083" calcext:value-type="float">
            <text:p>-8994.12914254083</text:p>
          </table:table-cell>
          <table:table-cell office:value-type="float" office:value="-55.7212631893" calcext:value-type="float">
            <text:p>-55.721263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02" calcext:value-type="float">
            <text:p>-17.60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5.83" calcext:value-type="float">
            <text:p>-15.83</text:p>
          </table:table-cell>
          <table:table-cell office:value-type="float" office:value="-15.46" calcext:value-type="float">
            <text:p>-15.46</text:p>
          </table:table-cell>
          <table:table-cell office:value-type="float" office:value="299.40318587869" calcext:value-type="float">
            <text:p>299.40318587869</text:p>
          </table:table-cell>
          <table:table-cell office:value-type="float" office:value="0" calcext:value-type="float">
            <text:p>0</text:p>
          </table:table-cell>
          <table:table-cell office:value-type="float" office:value="-18138.6488692969" calcext:value-type="float">
            <text:p>-18138.6488692969</text:p>
          </table:table-cell>
          <table:table-cell office:value-type="float" office:value="-103.5235991057" calcext:value-type="float">
            <text:p>-103.523599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OH</text:p>
          </table:table-cell>
          <table:table-cell office:value-type="float" office:value="-20.8411" calcext:value-type="float">
            <text:p>-20.8411</text:p>
          </table:table-cell>
          <table:table-cell office:value-type="float" office:value="-20.96" calcext:value-type="float">
            <text:p>-20.9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2.07" calcext:value-type="float">
            <text:p>-22.07</text:p>
          </table:table-cell>
          <table:table-cell office:value-type="float" office:value="291.27318390754" calcext:value-type="float">
            <text:p>291.27318390754</text:p>
          </table:table-cell>
          <table:table-cell office:value-type="float" office:value="0" calcext:value-type="float">
            <text:p>0</text:p>
          </table:table-cell>
          <table:table-cell office:value-type="float" office:value="-13720.1681237677" calcext:value-type="float">
            <text:p>-13720.1681237677</text:p>
          </table:table-cell>
          <table:table-cell office:value-type="float" office:value="-107.5364633634" calcext:value-type="float">
            <text:p>-107.5364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Fe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4.65" calcext:value-type="float">
            <text:p>-24.65</text:p>
          </table:table-cell>
          <table:table-cell office:value-type="float" office:value="437.20835028023" calcext:value-type="float">
            <text:p>437.20835028023</text:p>
          </table:table-cell>
          <table:table-cell office:value-type="float" office:value="0" calcext:value-type="float">
            <text:p>0</text:p>
          </table:table-cell>
          <table:table-cell office:value-type="float" office:value="-23213.522719745" calcext:value-type="float">
            <text:p>-23213.522719745</text:p>
          </table:table-cell>
          <table:table-cell office:value-type="float" office:value="-155.3909971844" calcext:value-type="float">
            <text:p>-155.390997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033" calcext:value-type="float">
            <text:p>-25.4033</text:p>
          </table:table-cell>
          <table:table-cell office:value-type="float" office:value="-26.3" calcext:value-type="float">
            <text:p>-26.3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407.04628084006" calcext:value-type="float">
            <text:p>407.04628084006</text:p>
          </table:table-cell>
          <table:table-cell office:value-type="float" office:value="0" calcext:value-type="float">
            <text:p>0</text:p>
          </table:table-cell>
          <table:table-cell office:value-type="float" office:value="-21037.5138461733" calcext:value-type="float">
            <text:p>-21037.5138461733</text:p>
          </table:table-cell>
          <table:table-cell office:value-type="float" office:value="-146.2503502912" calcext:value-type="float">
            <text:p>-146.250350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028" calcext:value-type="float">
            <text:p>-29.4028</text:p>
          </table:table-cell>
          <table:table-cell office:value-type="float" office:value="-31.28" calcext:value-type="float">
            <text:p>-31.28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97" calcext:value-type="float">
            <text:p>-27.97</text:p>
          </table:table-cell>
          <table:table-cell office:value-type="float" office:value="552.15552475835" calcext:value-type="float">
            <text:p>552.15552475835</text:p>
          </table:table-cell>
          <table:table-cell office:value-type="float" office:value="0" calcext:value-type="float">
            <text:p>0</text:p>
          </table:table-cell>
          <table:table-cell office:value-type="float" office:value="-30178.0162062442" calcext:value-type="float">
            <text:p>-30178.0162062442</text:p>
          </table:table-cell>
          <table:table-cell office:value-type="float" office:value="-194.1184748109" calcext:value-type="float">
            <text:p>-194.118474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tringite</text:p>
          </table:table-cell>
          <table:table-cell office:value-type="float" office:value="-44.9085" calcext:value-type="float">
            <text:p>-44.9085</text:p>
          </table:table-cell>
          <table:table-cell office:value-type="float" office:value="-48.37" calcext:value-type="float">
            <text:p>-48.3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0.73" calcext:value-type="float">
            <text:p>-40.73</text:p>
          </table:table-cell>
          <table:table-cell office:value-type="float" office:value="-39.69" calcext:value-type="float">
            <text:p>-39.69</text:p>
          </table:table-cell>
          <table:table-cell office:value-type="float" office:value="529.27779378424" calcext:value-type="float">
            <text:p>529.27779378424</text:p>
          </table:table-cell>
          <table:table-cell office:value-type="float" office:value="0" calcext:value-type="float">
            <text:p>0</text:p>
          </table:table-cell>
          <table:table-cell office:value-type="float" office:value="-34439.996763802" calcext:value-type="float">
            <text:p>-34439.996763802</text:p>
          </table:table-cell>
          <table:table-cell office:value-type="float" office:value="-185.3386429266" calcext:value-type="float">
            <text:p>-185.338642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085" calcext:value-type="float">
            <text:p>-46.5085</text:p>
          </table:table-cell>
          <table:table-cell office:value-type="float" office:value="-49.37" calcext:value-type="float">
            <text:p>-49.37</text:p>
          </table:table-cell>
          <table:table-cell office:value-type="float" office:value="-46.48" calcext:value-type="float">
            <text:p>-46.48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2.74" calcext:value-type="float">
            <text:p>-42.74</text:p>
          </table:table-cell>
          <table:table-cell office:value-type="float" office:value="526.28378030499" calcext:value-type="float">
            <text:p>526.28378030499</text:p>
          </table:table-cell>
          <table:table-cell office:value-type="float" office:value="0" calcext:value-type="float">
            <text:p>0</text:p>
          </table:table-cell>
          <table:table-cell office:value-type="float" office:value="-32615.5077037025" calcext:value-type="float">
            <text:p>-32615.5077037025</text:p>
          </table:table-cell>
          <table:table-cell office:value-type="float" office:value="-187.262989641" calcext:value-type="float">
            <text:p>-187.2629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.0084" calcext:value-type="float">
            <text:p>-44.0084</text:p>
          </table:table-cell>
          <table:table-cell office:value-type="float" office:value="-48" calcext:value-type="float">
            <text:p>-48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39.36" calcext:value-type="float">
            <text:p>-39.36</text:p>
          </table:table-cell>
          <table:table-cell office:value-type="float" office:value="-38.27" calcext:value-type="float">
            <text:p>-38.27</text:p>
          </table:table-cell>
          <table:table-cell office:value-type="float" office:value="674.0373061922" calcext:value-type="float">
            <text:p>674.0373061922</text:p>
          </table:table-cell>
          <table:table-cell office:value-type="float" office:value="0" calcext:value-type="float">
            <text:p>0</text:p>
          </table:table-cell>
          <table:table-cell office:value-type="float" office:value="-42106.0490625539" calcext:value-type="float">
            <text:p>-42106.0490625539</text:p>
          </table:table-cell>
          <table:table-cell office:value-type="float" office:value="-233.0864957767" calcext:value-type="float">
            <text:p>-233.086495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sulfoaluminate</text:p>
          </table:table-cell>
          <table:table-cell office:value-type="float" office:value="-29.2628" calcext:value-type="float">
            <text:p>-29.2628</text:p>
          </table:table-cell>
          <table:table-cell office:value-type="float" office:value="-30.1" calcext:value-type="float">
            <text:p>-30.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9" calcext:value-type="float">
            <text:p>-29.39</text:p>
          </table:table-cell>
          <table:table-cell office:value-type="float" office:value="404.92625454716" calcext:value-type="float">
            <text:p>404.92625454716</text:p>
          </table:table-cell>
          <table:table-cell office:value-type="float" office:value="0" calcext:value-type="float">
            <text:p>0</text:p>
          </table:table-cell>
          <table:table-cell office:value-type="float" office:value="-21017.6077269849" calcext:value-type="float">
            <text:p>-21017.6077269849</text:p>
          </table:table-cell>
          <table:table-cell office:value-type="float" office:value="-146.9719803091" calcext:value-type="float">
            <text:p>-146.971980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sulfate</text:p>
          </table:table-cell>
          <table:table-cell office:value-type="float" office:value="-33.2028" calcext:value-type="float">
            <text:p>-33.2028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1.85" calcext:value-type="float">
            <text:p>-31.85</text:p>
          </table:table-cell>
          <table:table-cell office:value-type="float" office:value="549.68566248846" calcext:value-type="float">
            <text:p>549.68566248846</text:p>
          </table:table-cell>
          <table:table-cell office:value-type="float" office:value="0" calcext:value-type="float">
            <text:p>0</text:p>
          </table:table-cell>
          <table:table-cell office:value-type="float" office:value="-30126.3443920035" calcext:value-type="float">
            <text:p>-30126.3443920035</text:p>
          </table:table-cell>
          <table:table-cell office:value-type="float" office:value="-194.7198331591" calcext:value-type="float">
            <text:p>-194.719833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lingite</text:p>
          </table:table-cell>
          <table:table-cell office:value-type="float" office:value="-19.7042" calcext:value-type="float">
            <text:p>-19.704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8.79" calcext:value-type="float">
            <text:p>-18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8.95692659946" calcext:value-type="float">
            <text:p>148.95692659946</text:p>
          </table:table-cell>
          <table:table-cell office:value-type="float" office:value="0" calcext:value-type="float">
            <text:p>0</text:p>
          </table:table-cell>
          <table:table-cell office:value-type="float" office:value="-9589.95690828914" calcext:value-type="float">
            <text:p>-9589.95690828914</text:p>
          </table:table-cell>
          <table:table-cell office:value-type="float" office:value="-55.1593539487" calcext:value-type="float">
            <text:p>-55.159353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stratlingite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-25.52" calcext:value-type="float">
            <text:p>-25.52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1.61" calcext:value-type="float">
            <text:p>-21.61</text:p>
          </table:table-cell>
          <table:table-cell office:value-type="float" office:value="-21.1" calcext:value-type="float">
            <text:p>-21.1</text:p>
          </table:table-cell>
          <table:table-cell office:value-type="float" office:value="293.87516007432" calcext:value-type="float">
            <text:p>293.87516007432</text:p>
          </table:table-cell>
          <table:table-cell office:value-type="float" office:value="0" calcext:value-type="float">
            <text:p>0</text:p>
          </table:table-cell>
          <table:table-cell office:value-type="float" office:value="-18722.4785442451" calcext:value-type="float">
            <text:p>-18722.4785442451</text:p>
          </table:table-cell>
          <table:table-cell office:value-type="float" office:value="-102.9618101367" calcext:value-type="float">
            <text:p>-102.96181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carboaluminate</text:p>
          </table:table-cell>
          <table:table-cell office:value-type="float" office:value="-29.1327" calcext:value-type="float">
            <text:p>-29.1327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2" calcext:value-type="float">
            <text:p>-29.12</text:p>
          </table:table-cell>
          <table:table-cell office:value-type="float" office:value="411.51063104013" calcext:value-type="float">
            <text:p>411.51063104013</text:p>
          </table:table-cell>
          <table:table-cell office:value-type="float" office:value="0" calcext:value-type="float">
            <text:p>0</text:p>
          </table:table-cell>
          <table:table-cell office:value-type="float" office:value="-21526.3811810466" calcext:value-type="float">
            <text:p>-21526.3811810466</text:p>
          </table:table-cell>
          <table:table-cell office:value-type="float" office:value="-148.8963270235" calcext:value-type="float">
            <text:p>-148.896327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hemicarbonate</text:p>
          </table:table-cell>
          <table:table-cell office:value-type="float" office:value="-33.1027" calcext:value-type="float">
            <text:p>-33.1027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" calcext:value-type="float">
            <text:p>-31.6</text:p>
          </table:table-cell>
          <table:table-cell office:value-type="float" office:value="556.27003898143" calcext:value-type="float">
            <text:p>556.27003898143</text:p>
          </table:table-cell>
          <table:table-cell office:value-type="float" office:value="0" calcext:value-type="float">
            <text:p>0</text:p>
          </table:table-cell>
          <table:table-cell office:value-type="float" office:value="-30644.5198441074" calcext:value-type="float">
            <text:p>-30644.5198441074</text:p>
          </table:table-cell>
          <table:table-cell office:value-type="float" office:value="-196.6441798735" calcext:value-type="float">
            <text:p>-196.644179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carboaluminate</text:p>
          </table:table-cell>
          <table:table-cell office:value-type="float" office:value="-31.4726" calcext:value-type="float">
            <text:p>-31.4726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95" calcext:value-type="float">
            <text:p>-30.95</text:p>
          </table:table-cell>
          <table:table-cell office:value-type="float" office:value="419.54622572991" calcext:value-type="float">
            <text:p>419.54622572991</text:p>
          </table:table-cell>
          <table:table-cell office:value-type="float" office:value="0" calcext:value-type="float">
            <text:p>0</text:p>
          </table:table-cell>
          <table:table-cell office:value-type="float" office:value="-22668.1650466343" calcext:value-type="float">
            <text:p>-22668.1650466343</text:p>
          </table:table-cell>
          <table:table-cell office:value-type="float" office:value="-151.5423037557" calcext:value-type="float">
            <text:p>-151.542303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carbonate</text:p>
          </table:table-cell>
          <table:table-cell office:value-type="float" office:value="-35.5" calcext:value-type="float">
            <text:p>-35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4.1" calcext:value-type="float">
            <text:p>-34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6" calcext:value-type="float">
            <text:p>-33.16</text:p>
          </table:table-cell>
          <table:table-cell office:value-type="float" office:value="554.47107047792" calcext:value-type="float">
            <text:p>554.47107047792</text:p>
          </table:table-cell>
          <table:table-cell office:value-type="float" office:value="0" calcext:value-type="float">
            <text:p>0</text:p>
          </table:table-cell>
          <table:table-cell office:value-type="float" office:value="-31715.1343270326" calcext:value-type="float">
            <text:p>-31715.1343270326</text:p>
          </table:table-cell>
          <table:table-cell office:value-type="float" office:value="-195.43556986521" calcext:value-type="float">
            <text:p>-195.43556986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OH</text:p>
          </table:table-cell>
          <table:table-cell office:value-type="float" office:value="-56.0214" calcext:value-type="float">
            <text:p>-56.021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4.85" calcext:value-type="float">
            <text:p>-54.85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87" calcext:value-type="float">
            <text:p>-53.87</text:p>
          </table:table-cell>
          <table:table-cell office:value-type="float" office:value="354.74992257809" calcext:value-type="float">
            <text:p>354.74992257809</text:p>
          </table:table-cell>
          <table:table-cell office:value-type="float" office:value="0" calcext:value-type="float">
            <text:p>0</text:p>
          </table:table-cell>
          <table:table-cell office:value-type="float" office:value="-22738.2412720428" calcext:value-type="float">
            <text:p>-22738.2412720428</text:p>
          </table:table-cell>
          <table:table-cell office:value-type="float" office:value="-135.1853566837" calcext:value-type="float">
            <text:p>-135.185356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Fe</text:p>
          </table:table-cell>
          <table:table-cell office:value-type="float" office:value="-60.002" calcext:value-type="float">
            <text:p>-60.002</text:p>
          </table:table-cell>
          <table:table-cell office:value-type="float" office:value="-62.82" calcext:value-type="float">
            <text:p>-62.82</text:p>
          </table:table-cell>
          <table:table-cell office:value-type="float" office:value="-59.99" calcext:value-type="float">
            <text:p>-59.99</text:p>
          </table:table-cell>
          <table:table-cell office:value-type="float" office:value="-58.12" calcext:value-type="float">
            <text:p>-58.12</text:p>
          </table:table-cell>
          <table:table-cell office:value-type="float" office:value="-56.97" calcext:value-type="float">
            <text:p>-56.97</text:p>
          </table:table-cell>
          <table:table-cell office:value-type="float" office:value="-56.34" calcext:value-type="float">
            <text:p>-56.34</text:p>
          </table:table-cell>
          <table:table-cell office:value-type="float" office:value="499.50943498605" calcext:value-type="float">
            <text:p>499.50943498605</text:p>
          </table:table-cell>
          <table:table-cell office:value-type="float" office:value="0" calcext:value-type="float">
            <text:p>0</text:p>
          </table:table-cell>
          <table:table-cell office:value-type="float" office:value="-31856.3799351037" calcext:value-type="float">
            <text:p>-31856.3799351037</text:p>
          </table:table-cell>
          <table:table-cell office:value-type="float" office:value="-182.9332095337" calcext:value-type="float">
            <text:p>-182.9332095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10</text:p>
          </table:table-cell>
          <table:table-cell office:value-type="float" office:value="-7.50282" calcext:value-type="float">
            <text:p>-7.50282</text:p>
          </table:table-cell>
          <table:table-cell office:value-type="float" office:value="-8.577" calcext:value-type="float">
            <text:p>-8.577</text:p>
          </table:table-cell>
          <table:table-cell office:value-type="float" office:value="-7.494" calcext:value-type="float">
            <text:p>-7.494</text:p>
          </table:table-cell>
          <table:table-cell office:value-type="float" office:value="-6.594" calcext:value-type="float">
            <text:p>-6.59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189" calcext:value-type="float">
            <text:p>-5.189</text:p>
          </table:table-cell>
          <table:table-cell office:value-type="float" office:value="19.3399579919" calcext:value-type="float">
            <text:p>19.3399579919</text:p>
          </table:table-cell>
          <table:table-cell office:value-type="float" office:value="0" calcext:value-type="float">
            <text:p>0</text:p>
          </table:table-cell>
          <table:table-cell office:value-type="float" office:value="-4170.78109558596" calcext:value-type="float">
            <text:p>-4170.78109558596</text:p>
          </table:table-cell>
          <table:table-cell office:value-type="float" office:value="-5.191286077" calcext:value-type="float">
            <text:p>-5.19128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Si</text:p>
          </table:table-cell>
          <table:table-cell office:value-type="float" office:value="-29.8707" calcext:value-type="float">
            <text:p>-29.870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2" calcext:value-type="float">
            <text:p>-29.72</text:p>
          </table:table-cell>
          <table:table-cell office:value-type="float" office:value="305.23780762563" calcext:value-type="float">
            <text:p>305.23780762563</text:p>
          </table:table-cell>
          <table:table-cell office:value-type="float" office:value="0" calcext:value-type="float">
            <text:p>0</text:p>
          </table:table-cell>
          <table:table-cell office:value-type="float" office:value="-16550.8841020176" calcext:value-type="float">
            <text:p>-16550.8841020176</text:p>
          </table:table-cell>
          <table:table-cell office:value-type="float" office:value="-112.992226842" calcext:value-type="float">
            <text:p>-112.99222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C</text:p>
          </table:table-cell>
          <table:table-cell office:value-type="float" office:value="-51.142" calcext:value-type="float">
            <text:p>-51.142</text:p>
          </table:table-cell>
          <table:table-cell office:value-type="float" office:value="-52.38" calcext:value-type="float">
            <text:p>-52.38</text:p>
          </table:table-cell>
          <table:table-cell office:value-type="float" office:value="-51.14" calcext:value-type="float">
            <text:p>-51.14</text:p>
          </table:table-cell>
          <table:table-cell office:value-type="float" office:value="-50.47" calcext:value-type="float">
            <text:p>-50.47</text:p>
          </table:table-cell>
          <table:table-cell office:value-type="float" office:value="-50.23" calcext:value-type="float">
            <text:p>-50.23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8.3715956048" calcext:value-type="float">
            <text:p>358.3715956048</text:p>
          </table:table-cell>
          <table:table-cell office:value-type="float" office:value="0" calcext:value-type="float">
            <text:p>0</text:p>
          </table:table-cell>
          <table:table-cell office:value-type="float" office:value="-21030.3291526693" calcext:value-type="float">
            <text:p>-21030.3291526693</text:p>
          </table:table-cell>
          <table:table-cell office:value-type="float" office:value="-136.9894317284" calcext:value-type="float">
            <text:p>-136.989431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genite</text:p>
          </table:table-cell>
          <table:table-cell office:value-type="float" office:value="-7.2003" calcext:value-type="float">
            <text:p>-7.2003</text:p>
          </table:table-cell>
          <table:table-cell office:value-type="float" office:value="-7.662" calcext:value-type="float">
            <text:p>-7.662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057" calcext:value-type="float">
            <text:p>-7.057</text:p>
          </table:table-cell>
          <table:table-cell office:value-type="float" office:value="-7.153" calcext:value-type="float">
            <text:p>-7.153</text:p>
          </table:table-cell>
          <table:table-cell office:value-type="float" office:value="-7.423" calcext:value-type="float">
            <text:p>-7.423</text:p>
          </table:table-cell>
          <table:table-cell office:value-type="float" office:value="256.44664476696" calcext:value-type="float">
            <text:p>256.44664476696</text:p>
          </table:table-cell>
          <table:table-cell office:value-type="float" office:value="0" calcext:value-type="float">
            <text:p>0</text:p>
          </table:table-cell>
          <table:table-cell office:value-type="float" office:value="-12598.8439330615" calcext:value-type="float">
            <text:p>-12598.8439330615</text:p>
          </table:table-cell>
          <table:table-cell office:value-type="float" office:value="-89.4698545074" calcext:value-type="float">
            <text:p>-89.4698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OH)3am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978" calcext:value-type="float">
            <text:p>0.8978</text:p>
          </table:table-cell>
          <table:table-cell office:value-type="float" office:value="-48.08001615409" calcext:value-type="float">
            <text:p>-48.08001615409</text:p>
          </table:table-cell>
          <table:table-cell office:value-type="float" office:value="0" calcext:value-type="float">
            <text:p>0</text:p>
          </table:table-cell>
          <table:table-cell office:value-type="float" office:value="1546.32359095493" calcext:value-type="float">
            <text:p>1546.32359095493</text:p>
          </table:table-cell>
          <table:table-cell office:value-type="float" office:value="17.4322960704" calcext:value-type="float">
            <text:p>17.432296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OH)3mic</text:p>
          </table:table-cell>
          <table:table-cell office:value-type="float" office:value="-4.60039" calcext:value-type="float">
            <text:p>-4.60039</text:p>
          </table:table-cell>
          <table:table-cell office:value-type="float" office:value="-5.526" calcext:value-type="float">
            <text:p>-5.526</text:p>
          </table:table-cell>
          <table:table-cell office:value-type="float" office:value="-4.598" calcext:value-type="float">
            <text:p>-4.598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134" calcext:value-type="float">
            <text:p>-3.134</text:p>
          </table:table-cell>
          <table:table-cell office:value-type="float" office:value="-2.545" calcext:value-type="float">
            <text:p>-2.545</text:p>
          </table:table-cell>
          <table:table-cell office:value-type="float" office:value="2.49263607431" calcext:value-type="float">
            <text:p>2.49263607431</text:p>
          </table:table-cell>
          <table:table-cell office:value-type="float" office:value="0" calcext:value-type="float">
            <text:p>0</text:p>
          </table:table-cell>
          <table:table-cell office:value-type="float" office:value="-2892.86085047996" calcext:value-type="float">
            <text:p>-2892.86085047996</text:p>
          </table:table-cell>
          <table:table-cell office:value-type="float" office:value="1.0555041728" calcext:value-type="float">
            <text:p>1.055504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84897" calcext:value-type="float">
            <text:p>1.84897</text:p>
          </table:table-cell>
          <table:table-cell office:value-type="float" office:value="2.229" calcext:value-type="float">
            <text:p>2.229</text:p>
          </table:table-cell>
          <table:table-cell office:value-type="float" office:value="1.848" calcext:value-type="float">
            <text:p>1.84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14" calcext:value-type="float">
            <text:p>1.114</text:p>
          </table:table-cell>
          <table:table-cell office:value-type="float" office:value="0.7639" calcext:value-type="float">
            <text:p>0.7639</text:p>
          </table:table-cell>
          <table:table-cell office:value-type="float" office:value="49.00173153277" calcext:value-type="float">
            <text:p>49.00173153277</text:p>
          </table:table-cell>
          <table:table-cell office:value-type="float" office:value="0" calcext:value-type="float">
            <text:p>0</text:p>
          </table:table-cell>
          <table:table-cell office:value-type="float" office:value="-958.45338123134" calcext:value-type="float">
            <text:p>-958.45338123134</text:p>
          </table:table-cell>
          <table:table-cell office:value-type="float" office:value="-17.7571498501" calcext:value-type="float">
            <text:p>-17.757149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22.79937" calcext:value-type="float">
            <text:p>22.79937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55" calcext:value-type="float">
            <text:p>19.55</text:p>
          </table:table-cell>
          <table:table-cell office:value-type="float" office:value="18.26" calcext:value-type="float">
            <text:p>18.26</text:p>
          </table:table-cell>
          <table:table-cell office:value-type="float" office:value="-11.29923807115" calcext:value-type="float">
            <text:p>-11.29923807115</text:p>
          </table:table-cell>
          <table:table-cell office:value-type="float" office:value="0" calcext:value-type="float">
            <text:p>0</text:p>
          </table:table-cell>
          <table:table-cell office:value-type="float" office:value="7303.68926279255" calcext:value-type="float">
            <text:p>7303.68926279255</text:p>
          </table:table-cell>
          <table:table-cell office:value-type="float" office:value="3.8839330279" calcext:value-type="float">
            <text:p>3.883933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5754" calcext:value-type="float">
            <text:p>-4.35754</text:p>
          </table:table-cell>
          <table:table-cell office:value-type="float" office:value="-4.15" calcext:value-type="float">
            <text:p>-4.15</text:p>
          </table:table-cell>
          <table:table-cell office:value-type="float" office:value="-4.359" calcext:value-type="float">
            <text:p>-4.359</text:p>
          </table:table-cell>
          <table:table-cell office:value-type="float" office:value="-4.671" calcext:value-type="float">
            <text:p>-4.671</text:p>
          </table:table-cell>
          <table:table-cell office:value-type="float" office:value="-5.053" calcext:value-type="float">
            <text:p>-5.053</text:p>
          </table:table-cell>
          <table:table-cell office:value-type="float" office:value="-5.483" calcext:value-type="float">
            <text:p>-5.483</text:p>
          </table:table-cell>
          <table:table-cell office:value-type="float" office:value="131.22651283827" calcext:value-type="float">
            <text:p>131.22651283827</text:p>
          </table:table-cell>
          <table:table-cell office:value-type="float" office:value="0" calcext:value-type="float">
            <text:p>0</text:p>
          </table:table-cell>
          <table:table-cell office:value-type="float" office:value="-5228.789434381" calcext:value-type="float">
            <text:p>-5228.789434381</text:p>
          </table:table-cell>
          <table:table-cell office:value-type="float" office:value="-47.707080754" calcext:value-type="float">
            <text:p>-47.70708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147" calcext:value-type="float">
            <text:p>-4.58147</text:p>
          </table:table-cell>
          <table:table-cell office:value-type="float" office:value="-4.631" calcext:value-type="float">
            <text:p>-4.631</text:p>
          </table:table-cell>
          <table:table-cell office:value-type="float" office:value="-4.581" calcext:value-type="float">
            <text:p>-4.581</text:p>
          </table:table-cell>
          <table:table-cell office:value-type="float" office:value="-4.652" calcext:value-type="float">
            <text:p>-4.652</text:p>
          </table:table-cell>
          <table:table-cell office:value-type="float" office:value="-4.809" calcext:value-type="float">
            <text:p>-4.809</text:p>
          </table:table-cell>
          <table:table-cell office:value-type="float" office:value="-5.029" calcext:value-type="float">
            <text:p>-5.029</text:p>
          </table:table-cell>
          <table:table-cell office:value-type="float" office:value="111.52942046684" calcext:value-type="float">
            <text:p>111.52942046684</text:p>
          </table:table-cell>
          <table:table-cell office:value-type="float" office:value="0" calcext:value-type="float">
            <text:p>0</text:p>
          </table:table-cell>
          <table:table-cell office:value-type="float" office:value="-5116.92285811085" calcext:value-type="float">
            <text:p>-5116.92285811085</text:p>
          </table:table-cell>
          <table:table-cell office:value-type="float" office:value="-39.9882855394" calcext:value-type="float">
            <text:p>-39.988285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1.118973" calcext:value-type="float">
            <text:p>1.118973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179" calcext:value-type="float">
            <text:p>-0.7179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684" calcext:value-type="float">
            <text:p>-3.684</text:p>
          </table:table-cell>
          <table:table-cell office:value-type="float" office:value="-11.36089784168" calcext:value-type="float">
            <text:p>-11.36089784168</text:p>
          </table:table-cell>
          <table:table-cell office:value-type="float" office:value="0" calcext:value-type="float">
            <text:p>0</text:p>
          </table:table-cell>
          <table:table-cell office:value-type="float" office:value="6572.14422725869" calcext:value-type="float">
            <text:p>6572.14422725869</text:p>
          </table:table-cell>
          <table:table-cell office:value-type="float" office:value="-3.8633665724" calcext:value-type="float">
            <text:p>-3.8633665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16.83953" calcext:value-type="float">
            <text:p>16.8395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84" calcext:value-type="float">
            <text:p>1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32005009039" calcext:value-type="float">
            <text:p>-21.32005009039</text:p>
          </table:table-cell>
          <table:table-cell office:value-type="float" office:value="0" calcext:value-type="float">
            <text:p>0</text:p>
          </table:table-cell>
          <table:table-cell office:value-type="float" office:value="6781.89650685512" calcext:value-type="float">
            <text:p>6781.89650685512</text:p>
          </table:table-cell>
          <table:table-cell office:value-type="float" office:value="6.227787326" calcext:value-type="float">
            <text:p>6.22778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umasite</text:p>
          </table:table-cell>
          <table:table-cell office:value-type="float" office:value="-49.4078983" calcext:value-type="float">
            <text:p>-49.4078983</text:p>
          </table:table-cell>
          <table:table-cell office:value-type="float" office:value="-52.78" calcext:value-type="float">
            <text:p>-52.78</text:p>
          </table:table-cell>
          <table:table-cell office:value-type="float" office:value="-49.36" calcext:value-type="float">
            <text:p>-49.36</text:p>
          </table:table-cell>
          <table:table-cell office:value-type="float" office:value="-47.07" calcext:value-type="float">
            <text:p>-47.07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4.8" calcext:value-type="float">
            <text:p>-44.8</text:p>
          </table:table-cell>
          <table:table-cell office:value-type="float" office:value="596.55829677308" calcext:value-type="float">
            <text:p>596.55829677308</text:p>
          </table:table-cell>
          <table:table-cell office:value-type="float" office:value="0" calcext:value-type="float">
            <text:p>0</text:p>
          </table:table-cell>
          <table:table-cell office:value-type="float" office:value="-37214.1868694853" calcext:value-type="float">
            <text:p>-37214.1868694853</text:p>
          </table:table-cell>
          <table:table-cell office:value-type="float" office:value="-210.5956935526" calcext:value-type="float">
            <text:p>-210.595693552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k_jensen-2014_" table:style-name="ta1"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!Jensen_2014_CMS_Framework for reactive mass transpor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P.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gC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ar</text:p>
          </table:table-cell>
          <table:table-cell office:value-type="float" office:value="1.01325" calcext:value-type="float">
            <text:p>1.01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V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 H2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.997062" calcext:value-type="float">
            <text:p>0.997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78.2452" calcext:value-type="float">
            <text:p>78.24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A</text:p>
          </table:table-cell>
          <table:table-cell office:value-type="float" office:value="0.511381" calcext:value-type="float">
            <text:p>0.511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B</text:p>
          </table:table-cell>
          <table:table-cell office:value-type="float" office:value="0.328784" calcext:value-type="float">
            <text:p>0.3287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DOT</text:p>
          </table:table-cell>
          <table:table-cell office:value-type="float" office:value="0.041" calcext:value-type="float">
            <text:p>0.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HAAR_etal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(2)O(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-</text:p>
          </table:table-cell>
          <table:table-cell office:value-type="string" calcext:value-type="string">
            <text:p>AL(1)O(2)-(1)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2-</text:p>
          </table:table-cell>
          <table:table-cell office:value-type="string" calcext:value-type="string">
            <text:p>FE(1)O(2)-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SIO2(AQ)</text:p>
          </table:table-cell>
          <table:table-cell office:value-type="string" calcext:value-type="string">
            <text:p>SI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4.4" calcext:value-type="float">
            <text:p>4.4</text:p>
          </table:table-cell>
          <table:table-cell office:value-type="float" office:value="22.188788" calcext:value-type="float">
            <text:p>22.1887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+</text:p>
          </table:table-cell>
          <table:table-cell office:value-type="string" calcext:value-type="string">
            <text:p>AL(1)O(1)+(1)</text:p>
          </table:table-cell>
          <table:table-cell office:value-type="float" office:value="2.9" calcext:value-type="float">
            <text:p>2.9</text:p>
          </table:table-cell>
          <table:table-cell office:value-type="float" office:value="11.854515" calcext:value-type="float">
            <text:p>11.8545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4" calcext:value-type="float">
            <text:p>4</text:p>
          </table:table-cell>
          <table:table-cell office:value-type="float" office:value="17.195892" calcext:value-type="float">
            <text:p>17.1958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ALOOH(AQ)</text:p>
          </table:table-cell>
          <table:table-cell office:value-type="string" calcext:value-type="string">
            <text:p>H(1)AL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6.6021367" calcext:value-type="float">
            <text:p>6.60213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3.5" calcext:value-type="float">
            <text:p>3.5</text:p>
          </table:table-cell>
          <table:table-cell office:value-type="float" office:value="-12.825742" calcext:value-type="float">
            <text:p>-12.8257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O2(AQ)</text:p>
          </table:table-cell>
          <table:table-cell office:value-type="string" calcext:value-type="string">
            <text:p>C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16.66593" calcext:value-type="float">
            <text:p>16.665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H(1)C(1)O(3)+(1)</text:p>
          </table:table-cell>
          <table:table-cell office:value-type="float" office:value="3.8" calcext:value-type="float">
            <text:p>3.8</text:p>
          </table:table-cell>
          <table:table-cell office:value-type="float" office:value="11.375436" calcext:value-type="float">
            <text:p>11.3754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3.4" calcext:value-type="float">
            <text:p>3.4</text:p>
          </table:table-cell>
          <table:table-cell office:value-type="float" office:value="-0.29246841" calcext:value-type="float">
            <text:p>-0.292468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L2(AQ)</text:p>
          </table:table-cell>
          <table:table-cell office:value-type="string" calcext:value-type="string">
            <text:p>CA(1)CL(2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64357676" calcext:value-type="float">
            <text:p>-0.643576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H(1)C(1)O(3)-(1)</text:p>
          </table:table-cell>
          <table:table-cell office:value-type="float" office:value="4.2" calcext:value-type="float">
            <text:p>4.2</text:p>
          </table:table-cell>
          <table:table-cell office:value-type="float" office:value="10.328712" calcext:value-type="float">
            <text:p>10.3287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SIO3-</text:p>
          </table:table-cell>
          <table:table-cell office:value-type="string" calcext:value-type="string">
            <text:p>H(1)SI(1)O(3)-(1)</text:p>
          </table:table-cell>
          <table:table-cell office:value-type="float" office:value="3.5" calcext:value-type="float">
            <text:p>3.5</text:p>
          </table:table-cell>
          <table:table-cell office:value-type="float" office:value="-9.5778145" calcext:value-type="float">
            <text:p>-9.57781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4.5" calcext:value-type="float">
            <text:p>4.5</text:p>
          </table:table-cell>
          <table:table-cell office:value-type="float" office:value="21.605319" calcext:value-type="float">
            <text:p>21.605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4.2" calcext:value-type="float">
            <text:p>4.2</text:p>
          </table:table-cell>
          <table:table-cell office:value-type="float" office:value="19.408088" calcext:value-type="float">
            <text:p>19.4080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O+</text:p>
          </table:table-cell>
          <table:table-cell office:value-type="string" calcext:value-type="string">
            <text:p>FE(1)O(1)+(1)</text:p>
          </table:table-cell>
          <table:table-cell office:value-type="float" office:value="3.1" calcext:value-type="float">
            <text:p>3.1</text:p>
          </table:table-cell>
          <table:table-cell office:value-type="float" office:value="15.962984" calcext:value-type="float">
            <text:p>15.9629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FEO2(AQ)</text:p>
          </table:table-cell>
          <table:table-cell office:value-type="string" calcext:value-type="string">
            <text:p>H(1)FE(1)O(2)+(0)</text:p>
          </table:table-cell>
          <table:table-cell office:value-type="float" office:value="3.7" calcext:value-type="float">
            <text:p>3.7</text:p>
          </table:table-cell>
          <table:table-cell office:value-type="float" office:value="9.6023089" calcext:value-type="float">
            <text:p>9.60230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CO3)(AQ)</text:p>
          </table:table-cell>
          <table:table-cell office:value-type="string" calcext:value-type="string">
            <text:p>MG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2.9789125" calcext:value-type="float">
            <text:p>2.97891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CO3)+</text:p>
          </table:table-cell>
          <table:table-cell office:value-type="string" calcext:value-type="string">
            <text:p>MG(1)H(1)C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11.364441" calcext:value-type="float">
            <text:p>11.3644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3" calcext:value-type="float">
            <text:p>3</text:p>
          </table:table-cell>
          <table:table-cell office:value-type="float" office:value="-0.13487322" calcext:value-type="float">
            <text:p>-0.134873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3" calcext:value-type="float">
            <text:p>3</text:p>
          </table:table-cell>
          <table:table-cell office:value-type="float" office:value="-11.674931" calcext:value-type="float">
            <text:p>-11.6749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CL(AQ)</text:p>
          </table:table-cell>
          <table:table-cell office:value-type="string" calcext:value-type="string">
            <text:p>NA(1)CL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0.7769817" calcext:value-type="float">
            <text:p>-0.77698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HSIO3(AQ)</text:p>
          </table:table-cell>
          <table:table-cell office:value-type="string" calcext:value-type="string">
            <text:p>NA(1)H(1)SI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-7.7467796" calcext:value-type="float">
            <text:p>-7.74677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NAOH(AQ)</text:p>
          </table:table-cell>
          <table:table-cell office:value-type="string" calcext:value-type="string">
            <text:p>NA(1)O(1)H(1)+(0)</text:p>
          </table:table-cell>
          <table:table-cell office:value-type="float" office:value="3.7" calcext:value-type="float">
            <text:p>3.7</text:p>
          </table:table-cell>
          <table:table-cell office:value-type="float" office:value="-14.197186" calcext:value-type="float">
            <text:p>-14.1971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3" calcext:value-type="float">
            <text:p>3.3</text:p>
          </table:table-cell>
          <table:table-cell office:value-type="float" office:value="-13.987547" calcext:value-type="float">
            <text:p>-13.9875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HCL(AQ)</text:p>
          </table:table-cell>
          <table:table-cell office:value-type="string" calcext:value-type="string">
            <text:p>H(1)CL(1)</text:p>
          </table:table-cell>
          <table:table-cell office:value-type="float" office:value="3.7" calcext:value-type="float">
            <text:p>3.7</text:p>
          </table:table-cell>
          <table:table-cell office:value-type="float" office:value="-0.7102788" calcext:value-type="float">
            <text:p>-0.71027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CO3(AQ)</text:p>
          </table:table-cell>
          <table:table-cell office:value-type="string" calcext:value-type="string">
            <text:p>CA(1)C(1)O(3)+(0)</text:p>
          </table:table-cell>
          <table:table-cell office:value-type="float" office:value="3.7" calcext:value-type="float">
            <text:p>3.7</text:p>
          </table:table-cell>
          <table:table-cell office:value-type="float" office:value="3.327088" calcext:value-type="float">
            <text:p>3.3270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4" calcext:value-type="float">
            <text:p>4</text:p>
          </table:table-cell>
          <table:table-cell office:value-type="float" office:value="23.085247" calcext:value-type="float">
            <text:p>23.0852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MG(HSIO3)+</text:p>
          </table:table-cell>
          <table:table-cell office:value-type="string" calcext:value-type="string">
            <text:p>MG(1)H(1)SI(1)O(3)+(1)</text:p>
          </table:table-cell>
          <table:table-cell office:value-type="float" office:value="2.9" calcext:value-type="float">
            <text:p>2.9</text:p>
          </table:table-cell>
          <table:table-cell office:value-type="float" office:value="-8.3177873" calcext:value-type="float">
            <text:p>-8.31778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SLOP98_</text:p>
          </table:table-cell>
          <table:table-cell office:value-type="string" calcext:value-type="string">
            <text:p>CA(HSIO3)+</text:p>
          </table:table-cell>
          <table:table-cell office:value-type="string" calcext:value-type="string">
            <text:p>CA(1)H(1)SI(1)O(3)+(1)</text:p>
          </table:table-cell>
          <table:table-cell office:value-type="float" office:value="3.3" calcext:value-type="float">
            <text:p>3.3</text:p>
          </table:table-cell>
          <table:table-cell office:value-type="float" office:value="-8.5677406" calcext:value-type="float">
            <text:p>-8.567740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ULA SCFOR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22.799" calcext:value-type="float">
            <text:p>-22.79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Silica (am)</text:p>
          </table:table-cell>
          <table:table-cell office:value-type="string" calcext:value-type="string">
            <text:p>SiO2</text:p>
          </table:table-cell>
          <table:table-cell office:value-type="float" office:value="2700" calcext:value-type="float">
            <text:p>2700</text:p>
          </table:table-cell>
          <table:table-cell office:value-type="float" office:value="2.714" calcext:value-type="float">
            <text:p>2.71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2700" calcext:value-type="float">
            <text:p>2700</text:p>
          </table:table-cell>
          <table:table-cell office:value-type="float" office:value="-16.839" calcext:value-type="float">
            <text:p>-16.83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</text:p>
          </table:table-cell>
          <table:table-cell office:value-type="float" office:value="2700" calcext:value-type="float">
            <text:p>2700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float" office:value="2700" calcext:value-type="float">
            <text:p>2700</text:p>
          </table:table-cell>
          <table:table-cell office:value-type="float" office:value="-1.849" calcext:value-type="float">
            <text:p>-1.8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HydrogarnetSi</text:p>
          </table:table-cell>
          <table:table-cell office:value-type="string" calcext:value-type="string">
            <text:p>Ca3Al2(SiO4)8/10(OH)88/10</text:p>
          </table:table-cell>
          <table:table-cell office:value-type="float" office:value="2700" calcext:value-type="float">
            <text:p>2700</text:p>
          </table:table-cell>
          <table:table-cell office:value-type="float" office:value="29.871" calcext:value-type="float">
            <text:p>29.87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monosulfate</text:p>
          </table:table-cell>
          <table:table-cell office:value-type="string" calcext:value-type="string">
            <text:p>Ca4Fe2(SO4)(OH)12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3.203" calcext:value-type="float">
            <text:p>33.2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C–S–H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H</text:p>
          </table:table-cell>
          <table:table-cell office:value-type="string" calcext:value-type="string">
            <text:p>(CaO)2/3(SiO2)(H2O)3/2</text:p>
          </table:table-cell>
          <table:table-cell office:value-type="float" office:value="2700" calcext:value-type="float">
            <text:p>2700</text:p>
          </table:table-cell>
          <table:table-cell office:value-type="float" office:value="-8.272" calcext:value-type="float">
            <text:p>-8.27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obD</text:p>
          </table:table-cell>
          <table:table-cell office:value-type="string" calcext:value-type="string">
            <text:p>(CaO)5/6(SiO2)2/3(H2O)11/6</text:p>
          </table:table-cell>
          <table:table-cell office:value-type="float" office:value="2700" calcext:value-type="float">
            <text:p>2700</text:p>
          </table:table-cell>
          <table:table-cell office:value-type="float" office:value="-13.624" calcext:value-type="float">
            <text:p>-13.6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H</text:p>
          </table:table-cell>
          <table:table-cell office:value-type="string" calcext:value-type="string">
            <text:p>(CaO)4/3(SiO2)(H2O)13/6</text:p>
          </table:table-cell>
          <table:table-cell office:value-type="float" office:value="2700" calcext:value-type="float">
            <text:p>2700</text:p>
          </table:table-cell>
          <table:table-cell office:value-type="float" office:value="-22.173" calcext:value-type="float">
            <text:p>-22.1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JenD</text:p>
          </table:table-cell>
          <table:table-cell office:value-type="string" calcext:value-type="string">
            <text:p>(CaO)3/2(SiO2)2/3(H2O)5/2</text:p>
          </table:table-cell>
          <table:table-cell office:value-type="float" office:value="2700" calcext:value-type="float">
            <text:p>2700</text:p>
          </table:table-cell>
          <table:table-cell office:value-type="float" office:value="-28.713" calcext:value-type="float">
            <text:p>-28.7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1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H8C2AH8</text:p>
          </table:table-cell>
          <table:table-cell office:value-type="string" calcext:value-type="string">
            <text:p>Ca2Al2(OH)10(H2O)3</text:p>
          </table:table-cell>
          <table:table-cell office:value-type="float" office:value="2700" calcext:value-type="float">
            <text:p>2700</text:p>
          </table:table-cell>
          <table:table-cell office:value-type="float" office:value="13.562" calcext:value-type="float">
            <text:p>13.56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H8C2FH8</text:p>
          </table:table-cell>
          <table:table-cell office:value-type="string" calcext:value-type="string">
            <text:p>Ca2Fe2(OH)10(H2O)3</text:p>
          </table:table-cell>
          <table:table-cell office:value-type="float" office:value="2700" calcext:value-type="float">
            <text:p>2700</text:p>
          </table:table-cell>
          <table:table-cell office:value-type="float" office:value="17.602" calcext:value-type="float">
            <text:p>17.6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2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H13C4AH13</text:p>
          </table:table-cell>
          <table:table-cell office:value-type="string" calcext:value-type="string">
            <text:p>Ca4Al2(OH)14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5.403" calcext:value-type="float">
            <text:p>25.40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H13C4FH13</text:p>
          </table:table-cell>
          <table:table-cell office:value-type="string" calcext:value-type="string">
            <text:p>Ca4Fe2(OH)14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9.403" calcext:value-type="float">
            <text:p>29.4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AFm (3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(CaO)2(Al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(CaO)2(Fe2O3)(SiO2)(H2O)8</text:p>
          </table:table-cell>
          <table:table-cell office:value-type="float" office:value="2700" calcext:value-type="float">
            <text:p>270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m (4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AS‾H12</text:p>
          </table:table-cell>
          <table:table-cell office:value-type="string" calcext:value-type="string">
            <text:p>(CaO)3(Al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4FS‾H12</text:p>
          </table:table-cell>
          <table:table-cell office:value-type="string" calcext:value-type="string">
            <text:p>(CaO)3(Fe2O3)(CaSO4)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ydrogarnets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(CaO)3(Al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(CaO)3(Fe2O3)(H2O)6</text:p>
          </table:table-cell>
          <table:table-cell office:value-type="float" office:value="2700" calcext:value-type="float">
            <text:p>2700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t (1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Fe-Ettringite</text:p>
          </table:table-cell>
          <table:table-cell office:value-type="string" calcext:value-type="string">
            <text:p>Ca6Fe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008" calcext:value-type="float">
            <text:p>44.0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! AFt (2) (s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Al-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2700" calcext:value-type="float">
            <text:p>2700</text:p>
          </table:table-cell>
          <table:table-cell office:value-type="float" office:value="44.909" calcext:value-type="float">
            <text:p>44.90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SE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12</text:p>
          </table:table-cell>
          <table:table-cell office:value-type="float" office:value="2700" calcext:value-type="float">
            <text:p>2700</text:p>
          </table:table-cell>
          <table:table-cell office:value-type="float" office:value="46.509" calcext:value-type="float">
            <text:p>46.509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!MIN</text:p>
          </table:table-cell>
          <table:table-cell table:number-columns-repeated="5"/>
        </table:table-row>
      </table:table>
      <table:table table:name="logk_llnl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25" table:default-cell-style-name="ce8"/>
        <table:table-column table:style-name="co25" table:number-columns-repeated="1014" table:default-cell-style-name="Default"/>
        <table:table-row table:style-name="ro1">
          <table:table-cell office:value-type="string" calcext:value-type="string">
            <text:p>!logk_csh_lln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LOGKAN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analytic-expressions-for-logK-phreeqc2.17/llnl.dat-data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!FITTING</text:p>
          </table:table-cell>
          <table:table-cell office:value-type="string" calcext:value-type="string">
            <text:p>PHREEQ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IS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18.353" calcext:value-type="float">
            <text:p>18.353</text:p>
          </table:table-cell>
          <table:table-cell office:value-type="float" office:value="0.0019014" calcext:value-type="float">
            <text:p>0.0019014</text:p>
          </table:table-cell>
          <table:table-cell office:value-type="float" office:value="18478" calcext:value-type="float">
            <text:p>18478</text:p>
          </table:table-cell>
          <table:table-cell office:value-type="float" office:value="-6.6311" calcext:value-type="float">
            <text:p>-6.6311</text:p>
          </table:table-cell>
          <table:table-cell office:value-type="float" office:value="-402270" calcext:value-type="float">
            <text:p>-40227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alpha)</text:p>
          </table:table-cell>
          <table:table-cell office:value-type="string" calcext:value-type="string">
            <text:p>SiO2</text:p>
          </table:table-cell>
          <table:table-cell office:value-type="float" office:value="-11.936" calcext:value-type="float">
            <text:p>-11.936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4370.1" calcext:value-type="float">
            <text:p>4370.1</text:p>
          </table:table-cell>
          <table:table-cell office:value-type="float" office:value="-0.11464" calcext:value-type="float">
            <text:p>-0.11464</text:p>
          </table:table-cell>
          <table:table-cell office:value-type="float" office:value="-765680" calcext:value-type="float">
            <text:p>-7656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Cristobalite(beta)</text:p>
          </table:table-cell>
          <table:table-cell office:value-type="string" calcext:value-type="string">
            <text:p>SiO2</text:p>
          </table:table-cell>
          <table:table-cell office:value-type="float" office:value="-4.7414" calcext:value-type="float">
            <text:p>-4.7414</text:p>
          </table:table-cell>
          <table:table-cell office:value-type="float" office:value="0.0097567" calcext:value-type="float">
            <text:p>0.0097567</text:p>
          </table:table-cell>
          <table:table-cell office:value-type="float" office:value="3883.1" calcext:value-type="float">
            <text:p>3883.1</text:p>
          </table:table-cell>
          <table:table-cell office:value-type="float" office:value="-2.583" calcext:value-type="float">
            <text:p>-2.583</text:p>
          </table:table-cell>
          <table:table-cell office:value-type="float" office:value="-696360" calcext:value-type="float">
            <text:p>-6963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4.416" calcext:value-type="float">
            <text:p>-24.416</text:p>
          </table:table-cell>
          <table:table-cell office:value-type="float" office:value="0.014646" calcext:value-type="float">
            <text:p>0.014646</text:p>
          </table:table-cell>
          <table:table-cell office:value-type="float" office:value="16181" calcext:value-type="float">
            <text:p>16181</text:p>
          </table:table-cell>
          <table:table-cell office:value-type="float" office:value="2.3723" calcext:value-type="float">
            <text:p>2.3723</text:p>
          </table:table-cell>
          <table:table-cell office:value-type="float" office:value="-1536900" calcext:value-type="float">
            <text:p>-15369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2</text:p>
          </table:table-cell>
          <table:table-cell office:value-type="float" office:value="-77.353" calcext:value-type="float">
            <text:p>-77.353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13023" calcext:value-type="float">
            <text:p>13023</text:p>
          </table:table-cell>
          <table:table-cell office:value-type="float" office:value="21.337" calcext:value-type="float">
            <text:p>21.337</text:p>
          </table:table-cell>
          <table:table-cell office:value-type="float" office:value="-1183100" calcext:value-type="float">
            <text:p>-1183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83.848" calcext:value-type="float">
            <text:p>-83.848</text:p>
          </table:table-cell>
          <table:table-cell office:value-type="float" office:value="-0.018373" calcext:value-type="float">
            <text:p>-0.018373</text:p>
          </table:table-cell>
          <table:table-cell office:value-type="float" office:value="9315.4" calcext:value-type="float">
            <text:p>9315.4</text:p>
          </table:table-cell>
          <table:table-cell office:value-type="float" office:value="32.584" calcext:value-type="float">
            <text:p>32.584</text:p>
          </table:table-cell>
          <table:table-cell office:value-type="float" office:value="145.38" calcext:value-type="float">
            <text:p>145.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Pseudowollastonite</text:p>
          </table:table-cell>
          <table:table-cell office:value-type="string" calcext:value-type="string">
            <text:p>CaSiO3</text:p>
          </table:table-cell>
          <table:table-cell office:value-type="float" office:value="26.691" calcext:value-type="float">
            <text:p>26.691</text:p>
          </table:table-cell>
          <table:table-cell office:value-type="float" office:value="0.0063323" calcext:value-type="float">
            <text:p>0.0063323</text:p>
          </table:table-cell>
          <table:table-cell office:value-type="float" office:value="5572.3" calcext:value-type="float">
            <text:p>5572.3</text:p>
          </table:table-cell>
          <table:table-cell office:value-type="float" office:value="-11.822" calcext:value-type="float">
            <text:p>-11.822</text:p>
          </table:table-cell>
          <table:table-cell office:value-type="float" office:value="-360380" calcext:value-type="float">
            <text:p>-360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O2</text:p>
          </table:table-cell>
          <table:table-cell office:value-type="float" office:value="0.077698" calcext:value-type="float">
            <text:p>0.077698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3465.1" calcext:value-type="float">
            <text:p>3465.1</text:p>
          </table:table-cell>
          <table:table-cell office:value-type="float" office:value="-4.3551" calcext:value-type="float">
            <text:p>-4.3551</text:p>
          </table:table-cell>
          <table:table-cell office:value-type="float" office:value="-721380" calcext:value-type="float">
            <text:p>-7213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79.123" calcext:value-type="float">
            <text:p>79.123</text:p>
          </table:table-cell>
          <table:table-cell office:value-type="float" office:value="0.03915" calcext:value-type="float">
            <text:p>0.03915</text:p>
          </table:table-cell>
          <table:table-cell office:value-type="float" office:value="29429" calcext:value-type="float">
            <text:p>29429</text:p>
          </table:table-cell>
          <table:table-cell office:value-type="float" office:value="-39.191" calcext:value-type="float">
            <text:p>-39.191</text:p>
          </table:table-cell>
          <table:table-cell office:value-type="float" office:value="-2412200" calcext:value-type="float">
            <text:p>-2412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207.89" calcext:value-type="float">
            <text:p>-207.89</text:p>
          </table:table-cell>
          <table:table-cell office:value-type="float" office:value="0.0052472" calcext:value-type="float">
            <text:p>0.0052472</text:p>
          </table:table-cell>
          <table:table-cell office:value-type="float" office:value="39698" calcext:value-type="float">
            <text:p>39698</text:p>
          </table:table-cell>
          <table:table-cell office:value-type="float" office:value="67.797" calcext:value-type="float">
            <text:p>67.797</text:p>
          </table:table-cell>
          <table:table-cell office:value-type="float" office:value="-2753200" calcext:value-type="float">
            <text:p>-2753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Tobermorite-9A</text:p>
          </table:table-cell>
          <table:table-cell office:value-type="string" calcext:value-type="string">
            <text:p>(CaO)5(SiO2)6(H2O)3</text:p>
          </table:table-cell>
          <table:table-cell office:value-type="float" office:value="-63.384" calcext:value-type="float">
            <text:p>-63.384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38954" calcext:value-type="float">
            <text:p>38954</text:p>
          </table:table-cell>
          <table:table-cell office:value-type="float" office:value="12.268" calcext:value-type="float">
            <text:p>12.268</text:p>
          </table:table-cell>
          <table:table-cell office:value-type="float" office:value="-2868100" calcext:value-type="float">
            <text:p>-2868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30.931" calcext:value-type="float">
            <text:p>30.931</text:p>
          </table:table-cell>
          <table:table-cell office:value-type="float" office:value="0.0067466" calcext:value-type="float">
            <text:p>0.0067466</text:p>
          </table:table-cell>
          <table:table-cell office:value-type="float" office:value="5174.9" calcext:value-type="float">
            <text:p>5174.9</text:p>
          </table:table-cell>
          <table:table-cell office:value-type="float" office:value="-13.209" calcext:value-type="float">
            <text:p>-13.209</text:p>
          </table:table-cell>
          <table:table-cell office:value-type="float" office:value="-345790" calcext:value-type="float">
            <text:p>-3457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LNL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1608" calcext:value-type="float">
            <text:p>1608</text:p>
          </table:table-cell>
          <table:table-cell office:value-type="float" office:value="0.37309" calcext:value-type="float">
            <text:p>0.37309</text:p>
          </table:table-cell>
          <table:table-cell office:value-type="float" office:value="-22548" calcext:value-type="float">
            <text:p>-22548</text:p>
          </table:table-cell>
          <table:table-cell office:value-type="float" office:value="-627.16" calcext:value-type="float">
            <text:p>-627.16</text:p>
          </table:table-cell>
          <table:table-cell office:value-type="float" office:value="-383.46" calcext:value-type="float">
            <text:p>-383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SPECIES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1:26:18.248605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10T17:33:49.446597261</dc:date>
    <meta:editing-duration>PT6H13M40S</meta:editing-duration>
    <meta:editing-cycles>13</meta:editing-cycles>
    <meta:document-statistic meta:table-count="10" meta:cell-count="3007" meta:object-count="0"/>
  </office:meta>
</office:document-meta>
</file>